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bold" officeooo:rsid="00004f3c" officeooo:paragraph-rsid="00004f3c" fo:background-color="transparent" style:font-size-asian="12pt" style:font-weight-asian="bold" style:font-name-complex="Times New Roman1" style:font-size-complex="12pt" style:font-weight-complex="bold"/>
    </style:style>
    <style:style style:name="P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11379f" officeooo:paragraph-rsid="00505c21" fo:background-color="#ffffff" style:font-size-asian="12pt" style:font-weight-asian="normal" style:font-name-complex="Times New Roman1" style:font-size-complex="12pt" style:font-weight-complex="normal"/>
    </style:style>
    <style:style style:name="P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0a0b95" officeooo:paragraph-rsid="001fdd0a" fo:background-color="#ffffff" style:font-size-asian="12pt" style:font-weight-asian="normal" style:font-name-complex="Times New Roman1" style:font-size-complex="12pt" style:font-weight-complex="normal"/>
    </style:style>
    <style:style style:name="P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09e45f" officeooo:paragraph-rsid="00566673" fo:background-color="transparent" style:font-size-asian="12pt" style:font-weight-asian="normal" style:font-name-complex="Times New Roman1" style:font-size-complex="12pt" style:font-weight-complex="normal"/>
    </style:style>
    <style:style style:name="P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09e45f" officeooo:paragraph-rsid="00460dd0" fo:background-color="transparent" style:font-size-asian="12pt" style:font-weight-asian="normal" style:font-name-complex="Times New Roman1" style:font-size-complex="12pt" style:font-weight-complex="normal"/>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rsid="0026fbcf" officeooo:paragraph-rsid="005a7bb9" style:font-size-asian="12pt" style:font-name-complex="Times New Roman1" style:font-size-complex="12pt"/>
    </style:style>
    <style:style style:name="P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rsid="005ed416" officeooo:paragraph-rsid="005ed416" style:font-size-asian="12pt" style:font-name-complex="Times New Roman1" style:font-size-complex="12pt"/>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041524f" officeooo:paragraph-rsid="0041524f" fo:background-color="#ffffff" style:font-size-asian="12pt" style:font-style-asian="normal" style:font-weight-asian="normal" style:font-name-complex="Times New Roman1" style:font-size-complex="12pt" style:font-style-complex="normal" style:font-weight-complex="normal"/>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bold" officeooo:rsid="00432a27" officeooo:paragraph-rsid="00432a27" fo:background-color="#ffffff" style:font-size-asian="12pt" style:font-style-asian="normal" style:font-weight-asian="bold" style:font-name-complex="Times New Roman1" style:font-size-complex="12pt" style:font-style-complex="normal" style:font-weight-complex="bold"/>
    </style:style>
    <style:style style:name="P10" style:family="paragraph" style:parent-style-name="Standard">
      <style:text-properties style:font-name="Times New Roman1" fo:font-size="12pt" fo:font-style="normal" fo:font-weight="normal" officeooo:rsid="0072e299" fo:background-color="#ffffff"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normal" officeooo:rsid="0041524f" officeooo:paragraph-rsid="00769420" fo:background-color="#ffffff" style:font-size-asian="12pt" style:font-style-asian="italic" style:font-weight-asian="normal" style:font-name-complex="Times New Roman1" style:font-size-complex="12pt" style:font-style-complex="italic" style:font-weight-complex="normal"/>
    </style:style>
    <style:style style:name="P1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normal" officeooo:rsid="0041524f" officeooo:paragraph-rsid="00923621" fo:background-color="#ffffff" style:font-size-asian="12pt" style:font-style-asian="italic" style:font-weight-asian="normal" style:font-name-complex="Times New Roman1" style:font-size-complex="12pt" style:font-style-complex="italic" style:font-weight-complex="normal"/>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normal" officeooo:rsid="0041524f" officeooo:paragraph-rsid="009f9afd" fo:background-color="#ffffff" style:font-size-asian="12pt" style:font-style-asian="italic" style:font-weight-asian="normal" style:font-name-complex="Times New Roman1" style:font-size-complex="12pt" style:font-style-complex="italic" style:font-weight-complex="normal"/>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normal" officeooo:rsid="009bb69d" officeooo:paragraph-rsid="009bb69d" fo:background-color="#ffffff" style:font-size-asian="12pt" style:font-style-asian="italic" style:font-weight-asian="normal" style:font-name-complex="Times New Roman1" style:font-size-complex="12pt" style:font-style-complex="italic" style:font-weight-complex="normal"/>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italic" fo:font-weight="normal" officeooo:rsid="00b3088a" officeooo:paragraph-rsid="00b3088a" fo:background-color="#ffffff" style:font-size-asian="12pt" style:font-style-asian="italic" style:font-weight-asian="normal" style:font-name-complex="Times New Roman1" style:font-size-complex="12pt" style:font-style-complex="italic" style:font-weight-complex="normal"/>
    </style:style>
    <style:style style:name="P16"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08b9310" officeooo:paragraph-rsid="00902633" fo:background-color="#ffffff"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0a4b324" officeooo:paragraph-rsid="00a4b324" fo:background-color="#ffffff" style:font-size-asian="12pt" style:font-style-asian="normal" style:font-weight-asian="normal" style:font-name-complex="Times New Roman1" style:font-size-complex="12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style="normal" fo:font-weight="normal" officeooo:rsid="010e9cd6" officeooo:paragraph-rsid="00566673" fo:background-color="transparent" style:font-size-asian="12pt" style:font-style-asian="normal" style:font-weight-asian="normal" style:font-name-complex="Times New Roman1" style:font-size-complex="12pt" style:font-style-complex="normal" style:font-weight-complex="normal"/>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011379f" officeooo:paragraph-rsid="00a1b0d8" fo:background-color="#ffffff" style:font-size-asian="12pt" style:font-weight-asian="normal" style:font-name-complex="Times New Roman1" style:font-size-complex="12pt" style:font-weight-complex="normal"/>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fo:font-weight="normal" officeooo:rsid="01aad0a5" officeooo:paragraph-rsid="00004f3c" fo:background-color="#ffffff" style:font-size-asian="12pt" style:font-weight-asian="normal" style:font-name-complex="Times New Roman1" style:font-size-complex="12pt" style:font-weight-complex="normal"/>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rsid="0026fbcf" officeooo:paragraph-rsid="00b3088a"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rsid="0009e45f" officeooo:paragraph-rsid="00432a27"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paragraph-rsid="00a1b0d8"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1" fo:font-size="12pt" officeooo:rsid="00b3088a" officeooo:paragraph-rsid="00b3088a" style:font-size-asian="12pt" style:font-name-complex="Times New Roman1" style:font-size-complex="12pt"/>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officeooo:paragraph-rsid="00902633"/>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officeooo:rsid="009d58f1" officeooo:paragraph-rsid="00a1b0d8"/>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font-style="normal" fo:font-weight="normal" officeooo:rsid="00673cbe" officeooo:paragraph-rsid="006d3f0d" fo:background-color="transparent"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1" fo:font-size="12pt" fo:font-style="normal" fo:font-weight="normal" officeooo:rsid="00a2b662" officeooo:paragraph-rsid="00a2b662" fo:background-color="transparent" style:font-size-asian="12pt" style:font-style-asian="normal" style:font-weight-asian="normal" style:font-name-complex="Times New Roman1" style:font-size-complex="12pt" style:font-style-complex="normal" style:font-weight-complex="normal"/>
    </style:style>
    <style:style style:name="P29" style:family="paragraph" style:parent-style-name="Standard">
      <style:text-properties officeooo:paragraph-rsid="00a9b19c"/>
    </style:style>
    <style:style style:name="P30" style:family="paragraph" style:parent-style-name="Standard">
      <style:text-properties officeooo:paragraph-rsid="00acc1b0"/>
    </style:style>
    <style:style style:name="P31" style:family="paragraph" style:parent-style-name="Standard">
      <style:paragraph-properties fo:text-align="start" style:justify-single-word="false"/>
      <style:text-properties officeooo:paragraph-rsid="00ad8d9a"/>
    </style:style>
    <style:style style:name="T1" style:family="text">
      <style:text-properties fo:background-color="#ffffff" loext:char-shading-value="0"/>
    </style:style>
    <style:style style:name="T2" style:family="text">
      <style:text-properties officeooo:rsid="01aad0a5" fo:background-color="#ffffff" loext:char-shading-value="0"/>
    </style:style>
    <style:style style:name="T3" style:family="text">
      <style:text-properties fo:font-style="normal" officeooo:rsid="001c699b" fo:background-color="#ffffff" loext:char-shading-value="0" style:font-style-asian="normal" style:font-style-complex="normal"/>
    </style:style>
    <style:style style:name="T4" style:family="text">
      <style:text-properties fo:font-style="normal" officeooo:rsid="01b04ab7" fo:background-color="#ffffff" loext:char-shading-value="0" style:font-style-asian="normal" style:font-style-complex="normal"/>
    </style:style>
    <style:style style:name="T5" style:family="text">
      <style:text-properties fo:font-style="normal" officeooo:rsid="01038f15" fo:background-color="#ffffff" loext:char-shading-value="0" style:font-style-asian="normal" style:font-style-complex="normal"/>
    </style:style>
    <style:style style:name="T6" style:family="text">
      <style:text-properties fo:font-style="normal" officeooo:rsid="000fd7b5" fo:background-color="#ffffff" loext:char-shading-value="0" style:font-style-asian="normal" style:font-style-complex="normal"/>
    </style:style>
    <style:style style:name="T7" style:family="text">
      <style:text-properties fo:font-style="normal" officeooo:rsid="01aad0a5" fo:background-color="#ffffff" loext:char-shading-value="0" style:font-style-asian="normal" style:font-style-complex="normal"/>
    </style:style>
    <style:style style:name="T8" style:family="text">
      <style:text-properties fo:font-style="normal" officeooo:rsid="009531d9" fo:background-color="#ffffff" loext:char-shading-value="0" style:font-style-asian="normal" style:font-style-complex="normal"/>
    </style:style>
    <style:style style:name="T9" style:family="text">
      <style:text-properties fo:font-style="normal" officeooo:rsid="00987f87" fo:background-color="#ffffff" loext:char-shading-value="0" style:font-style-asian="normal" style:font-style-complex="normal"/>
    </style:style>
    <style:style style:name="T10" style:family="text">
      <style:text-properties fo:font-style="normal" officeooo:rsid="00960f52" fo:background-color="#ffffff" loext:char-shading-value="0" style:font-style-asian="normal" style:font-name-complex="Times New Roman2" style:font-style-complex="normal"/>
    </style:style>
    <style:style style:name="T11" style:family="text">
      <style:text-properties fo:font-style="normal" officeooo:rsid="0096a839" fo:background-color="#ffffff" loext:char-shading-value="0" style:font-style-asian="normal" style:font-name-complex="Times New Roman2" style:font-style-complex="normal"/>
    </style:style>
    <style:style style:name="T12" style:family="text">
      <style:text-properties fo:font-style="normal" style:font-style-asian="normal" style:font-style-complex="normal"/>
    </style:style>
    <style:style style:name="T13" style:family="text">
      <style:text-properties fo:font-style="normal" officeooo:rsid="00444d67" style:font-style-asian="normal" style:font-style-complex="normal"/>
    </style:style>
    <style:style style:name="T14" style:family="text">
      <style:text-properties fo:font-style="normal" officeooo:rsid="008eb4e1" style:font-style-asian="normal" style:font-style-complex="normal"/>
    </style:style>
    <style:style style:name="T15" style:family="text">
      <style:text-properties fo:font-style="normal" officeooo:rsid="008d6772" style:font-style-asian="normal" style:font-style-complex="normal"/>
    </style:style>
    <style:style style:name="T16" style:family="text">
      <style:text-properties fo:font-style="normal" officeooo:rsid="008b9419" style:font-style-asian="normal" style:font-style-complex="normal"/>
    </style:style>
    <style:style style:name="T17" style:family="text">
      <style:text-properties fo:font-style="normal" officeooo:rsid="0090b41e" style:font-style-asian="normal" style:font-style-complex="normal"/>
    </style:style>
    <style:style style:name="T18" style:family="text">
      <style:text-properties fo:font-style="normal" officeooo:rsid="007bd1c8" style:font-style-asian="normal" style:font-style-complex="normal"/>
    </style:style>
    <style:style style:name="T19" style:family="text">
      <style:text-properties fo:font-style="normal" officeooo:rsid="000a0b95" style:font-style-asian="normal" style:font-name-complex="Times New Roman2" style:font-style-complex="normal"/>
    </style:style>
    <style:style style:name="T20" style:family="text">
      <style:text-properties fo:font-style="normal" officeooo:rsid="02c7a578" style:font-style-asian="normal" style:font-name-complex="Times New Roman2" style:font-style-complex="normal"/>
    </style:style>
    <style:style style:name="T21" style:family="text">
      <style:text-properties fo:font-style="normal" fo:font-weight="bold" officeooo:rsid="01b04ab7" fo:background-color="#ffffff" loext:char-shading-value="0" style:font-style-asian="normal" style:font-weight-asian="bold" style:font-style-complex="normal" style:font-weight-complex="bold"/>
    </style:style>
    <style:style style:name="T22" style:family="text">
      <style:text-properties fo:font-style="normal" fo:font-weight="bold" officeooo:rsid="01038f15" fo:background-color="#ffffff" loext:char-shading-value="0" style:font-style-asian="normal" style:font-weight-asian="bold" style:font-style-complex="normal" style:font-weight-complex="bold"/>
    </style:style>
    <style:style style:name="T23" style:family="text">
      <style:text-properties fo:font-style="normal" fo:font-weight="bold" officeooo:rsid="001c699b" fo:background-color="#ffffff" loext:char-shading-value="0" style:font-style-asian="normal" style:font-weight-asian="bold" style:font-style-complex="normal" style:font-weight-complex="bold"/>
    </style:style>
    <style:style style:name="T24" style:family="text">
      <style:text-properties fo:font-style="normal" fo:font-weight="bold" officeooo:rsid="010e9cd6" fo:background-color="transparent" loext:char-shading-value="0" style:font-style-asian="normal" style:font-weight-asian="bold" style:font-style-complex="normal" style:font-weight-complex="bold"/>
    </style:style>
    <style:style style:name="T25" style:family="text">
      <style:text-properties fo:font-style="normal" fo:font-weight="bold" officeooo:rsid="004912d4" style:font-style-asian="normal" style:font-weight-asian="bold" style:font-style-complex="normal" style:font-weight-complex="bold"/>
    </style:style>
    <style:style style:name="T26" style:family="text">
      <style:text-properties fo:font-style="normal" fo:font-weight="bold" officeooo:rsid="007bd1c8" style:font-style-asian="normal" style:font-weight-asian="bold" style:font-style-complex="normal" style:font-weight-complex="bold"/>
    </style:style>
    <style:style style:name="T27" style:family="text">
      <style:text-properties fo:font-style="normal" fo:font-weight="bold" officeooo:rsid="00afc9cf" style:font-style-asian="normal" style:font-weight-asian="bold" style:font-style-complex="normal" style:font-weight-complex="bold"/>
    </style:style>
    <style:style style:name="T28" style:family="text">
      <style:text-properties fo:font-style="normal" fo:background-color="transparent" loext:char-shading-value="0" style:font-style-asian="normal" style:font-style-complex="normal"/>
    </style:style>
    <style:style style:name="T29" style:family="text">
      <style:text-properties fo:font-style="normal" officeooo:rsid="010e9cd6" fo:background-color="transparent" loext:char-shading-value="0" style:font-style-asian="normal" style:font-style-complex="normal"/>
    </style:style>
    <style:style style:name="T30" style:family="text">
      <style:text-properties fo:font-style="normal" officeooo:rsid="008eb4e1" fo:background-color="transparent" loext:char-shading-value="0" style:font-style-asian="normal" style:font-style-complex="normal"/>
    </style:style>
    <style:style style:name="T31" style:family="text">
      <style:text-properties fo:font-style="normal" officeooo:rsid="02c82410" fo:background-color="transparent" loext:char-shading-value="0" style:font-style-asian="normal" style:font-name-complex="Times New Roman2" style:font-style-complex="normal"/>
    </style:style>
    <style:style style:name="T32" style:family="text">
      <style:text-properties fo:font-style="normal" officeooo:rsid="02ca6242" fo:background-color="transparent" loext:char-shading-value="0" style:font-style-asian="normal" style:font-name-complex="Times New Roman2" style:font-style-complex="normal"/>
    </style:style>
    <style:style style:name="T33" style:family="text">
      <style:text-properties fo:font-style="normal" officeooo:rsid="02c7a578" fo:background-color="transparent" loext:char-shading-value="0" style:font-style-asian="normal" style:font-name-complex="Times New Roman2" style:font-style-complex="normal"/>
    </style:style>
    <style:style style:name="T34" style:family="text">
      <style:text-properties fo:font-style="normal" fo:font-weight="normal" officeooo:rsid="01aad0a5" fo:background-color="#ffffff" loext:char-shading-value="0" style:font-style-asian="normal" style:font-weight-asian="normal" style:font-style-complex="normal" style:font-weight-complex="normal"/>
    </style:style>
    <style:style style:name="T35" style:family="text">
      <style:text-properties fo:font-style="normal" fo:font-weight="normal" officeooo:rsid="0154a41e" fo:background-color="#ffffff" loext:char-shading-value="0" style:font-style-asian="normal" style:font-weight-asian="normal" style:font-style-complex="normal" style:font-weight-complex="normal"/>
    </style:style>
    <style:style style:name="T36" style:family="text">
      <style:text-properties fo:font-style="normal" fo:font-weight="normal" officeooo:rsid="01530b22" fo:background-color="#ffffff" loext:char-shading-value="0" style:font-style-asian="normal" style:font-weight-asian="normal" style:font-style-complex="normal" style:font-weight-complex="normal"/>
    </style:style>
    <style:style style:name="T37" style:family="text">
      <style:text-properties fo:font-style="normal" fo:font-weight="normal" officeooo:rsid="010e9cd6" fo:background-color="#ffffff" loext:char-shading-value="0" style:font-style-asian="normal" style:font-weight-asian="normal" style:font-style-complex="normal" style:font-weight-complex="normal"/>
    </style:style>
    <style:style style:name="T38" style:family="text">
      <style:text-properties fo:font-style="normal" fo:font-weight="normal" officeooo:rsid="001c699b" fo:background-color="#ffffff" loext:char-shading-value="0" style:font-style-asian="normal" style:font-weight-asian="normal" style:font-style-complex="normal" style:font-weight-complex="normal"/>
    </style:style>
    <style:style style:name="T39" style:family="text">
      <style:text-properties style:font-name="Times New Roman1" fo:font-size="12pt" fo:font-style="italic" fo:font-weight="normal" officeooo:rsid="0041524f" fo:background-color="#ffffff" loext:char-shading-value="0" style:font-size-asian="12pt" style:font-style-asian="italic" style:font-weight-asian="normal" style:font-name-complex="Times New Roman1" style:font-size-complex="12pt" style:font-style-complex="italic" style:font-weight-complex="normal"/>
    </style:style>
    <style:style style:name="T40" style:family="text">
      <style:text-properties style:font-name="Times New Roman1" fo:font-size="12pt" fo:font-style="italic" fo:font-weight="normal" officeooo:rsid="008503c8" fo:background-color="#ffffff" loext:char-shading-value="0" style:font-size-asian="12pt" style:font-style-asian="italic" style:font-weight-asian="normal" style:font-name-complex="Times New Roman1" style:font-size-complex="12pt" style:font-style-complex="italic" style:font-weight-complex="normal"/>
    </style:style>
    <style:style style:name="T41" style:family="text">
      <style:text-properties style:font-name="Times New Roman1" fo:font-size="12pt" fo:font-weight="normal" officeooo:rsid="003040f3" fo:background-color="#ffffff" loext:char-shading-value="0" style:font-size-asian="12pt" style:font-weight-asian="normal" style:font-name-complex="Times New Roman1" style:font-size-complex="12pt" style:font-weight-complex="normal"/>
    </style:style>
    <style:style style:name="T42" style:family="text">
      <style:text-properties style:font-name="Times New Roman1" fo:font-size="12pt" fo:font-weight="normal" officeooo:rsid="000a0b95" fo:background-color="#ffffff" loext:char-shading-value="0" style:font-size-asian="12pt" style:font-weight-asian="normal" style:font-name-complex="Times New Roman1" style:font-size-complex="12pt" style:font-weight-complex="normal"/>
    </style:style>
    <style:style style:name="T43" style:family="text">
      <style:text-properties style:font-name="Times New Roman1" fo:font-size="12pt" fo:font-weight="normal" officeooo:rsid="003ed4a9" fo:background-color="#ffffff" loext:char-shading-value="0" style:font-size-asian="12pt" style:font-weight-asian="normal" style:font-name-complex="Times New Roman1" style:font-size-complex="12pt" style:font-weight-complex="normal"/>
    </style:style>
    <style:style style:name="T44" style:family="text">
      <style:text-properties style:font-name="Times New Roman1" fo:font-size="12pt" fo:font-weight="normal" officeooo:rsid="00336d46" fo:background-color="#ffffff" loext:char-shading-value="0" style:font-size-asian="12pt" style:font-weight-asian="normal" style:font-name-complex="Times New Roman1" style:font-size-complex="12pt" style:font-weight-complex="normal"/>
    </style:style>
    <style:style style:name="T45" style:family="text">
      <style:text-properties style:font-name="Times New Roman1" fo:font-size="12pt" fo:font-weight="normal" officeooo:rsid="00666227" fo:background-color="#ffffff" loext:char-shading-value="0" style:font-size-asian="12pt" style:font-weight-asian="normal" style:font-name-complex="Times New Roman1" style:font-size-complex="12pt" style:font-weight-complex="normal"/>
    </style:style>
    <style:style style:name="T46" style:family="text">
      <style:text-properties style:font-name="Times New Roman1" fo:font-size="12pt" fo:font-weight="normal" officeooo:rsid="003deb9c" fo:background-color="#ffffff" loext:char-shading-value="0" style:font-size-asian="12pt" style:font-weight-asian="normal" style:font-name-complex="Times New Roman1" style:font-size-complex="12pt" style:font-weight-complex="normal"/>
    </style:style>
    <style:style style:name="T47" style:family="text">
      <style:text-properties style:font-name="Times New Roman1" fo:font-size="12pt" fo:font-weight="normal" officeooo:rsid="003beebb" fo:background-color="#ffffff" loext:char-shading-value="0" style:font-size-asian="12pt" style:font-weight-asian="normal" style:font-name-complex="Times New Roman1" style:font-size-complex="12pt" style:font-weight-complex="normal"/>
    </style:style>
    <style:style style:name="T48" style:family="text">
      <style:text-properties style:font-name="Times New Roman1" fo:font-size="12pt" fo:font-weight="normal" officeooo:rsid="0071dc06" fo:background-color="#ffffff" loext:char-shading-value="0" style:font-size-asian="12pt" style:font-weight-asian="normal" style:font-name-complex="Times New Roman1" style:font-size-complex="12pt" style:font-weight-complex="normal"/>
    </style:style>
    <style:style style:name="T49" style:family="text">
      <style:text-properties style:font-name="Times New Roman1" fo:font-size="12pt" fo:font-weight="normal" officeooo:rsid="007290d2" fo:background-color="#ffffff" loext:char-shading-value="0" style:font-size-asian="12pt" style:font-weight-asian="normal" style:font-name-complex="Times New Roman1" style:font-size-complex="12pt" style:font-weight-complex="normal"/>
    </style:style>
    <style:style style:name="T50" style:family="text">
      <style:text-properties style:font-name="Times New Roman1" fo:font-size="12pt" fo:font-weight="normal" officeooo:rsid="0074a263" fo:background-color="#ffffff" loext:char-shading-value="0" style:font-size-asian="12pt" style:font-weight-asian="normal" style:font-name-complex="Times New Roman1" style:font-size-complex="12pt" style:font-weight-complex="normal"/>
    </style:style>
    <style:style style:name="T51" style:family="text">
      <style:text-properties style:font-name="Times New Roman1" fo:font-size="12pt" fo:font-weight="normal" officeooo:rsid="00a7cff4" fo:background-color="#ffffff" loext:char-shading-value="0" style:font-size-asian="12pt" style:font-weight-asian="normal" style:font-name-complex="Times New Roman1" style:font-size-complex="12pt" style:font-weight-complex="normal"/>
    </style:style>
    <style:style style:name="T52" style:family="text">
      <style:text-properties style:font-name="Times New Roman1" fo:font-size="12pt" fo:font-style="normal" fo:font-weight="normal" fo:background-color="#ffffff" loext:char-shading-value="0" style:font-size-asian="12pt" style:font-style-asian="normal" style:font-weight-asian="normal" style:font-name-complex="Times New Roman1" style:font-size-complex="12pt" style:font-style-complex="normal" style:font-weight-complex="normal"/>
    </style:style>
    <style:style style:name="T53" style:family="text">
      <style:text-properties style:font-name="Times New Roman1" fo:font-size="12pt" fo:font-style="normal" fo:font-weight="normal" officeooo:rsid="00666227" fo:background-color="#ffffff" loext:char-shading-value="0" style:font-size-asian="12pt" style:font-style-asian="normal" style:font-weight-asian="normal" style:font-name-complex="Times New Roman1" style:font-size-complex="12pt" style:font-style-complex="normal" style:font-weight-complex="normal"/>
    </style:style>
    <style:style style:name="T54" style:family="text">
      <style:text-properties style:font-name="Times New Roman1" fo:font-size="12pt" fo:font-style="normal" fo:font-weight="normal" officeooo:rsid="007290d2" fo:background-color="#ffffff" loext:char-shading-value="0" style:font-size-asian="12pt" style:font-style-asian="normal" style:font-weight-asian="normal" style:font-name-complex="Times New Roman1" style:font-size-complex="12pt" style:font-style-complex="normal" style:font-weight-complex="normal"/>
    </style:style>
    <style:style style:name="T55" style:family="text">
      <style:text-properties style:font-name="Times New Roman1" fo:font-size="12pt" fo:font-style="normal" fo:font-weight="normal" officeooo:rsid="0072e299" fo:background-color="#ffffff" loext:char-shading-value="0" style:font-size-asian="12pt" style:font-style-asian="normal" style:font-weight-asian="normal" style:font-name-complex="Times New Roman1" style:font-size-complex="12pt" style:font-style-complex="normal" style:font-weight-complex="normal"/>
    </style:style>
    <style:style style:name="T56" style:family="text">
      <style:text-properties style:font-name="Times New Roman1" fo:font-size="12pt" fo:font-style="normal" fo:font-weight="normal" officeooo:rsid="00769420" fo:background-color="#ffffff" loext:char-shading-value="0" style:font-size-asian="12pt" style:font-style-asian="normal" style:font-weight-asian="normal" style:font-name-complex="Times New Roman1" style:font-size-complex="12pt" style:font-style-complex="normal" style:font-weight-complex="normal"/>
    </style:style>
    <style:style style:name="T57" style:family="text">
      <style:text-properties style:font-name="Times New Roman1" fo:font-size="12pt" fo:font-style="normal" fo:font-weight="normal" officeooo:rsid="0041524f" fo:background-color="#ffffff" loext:char-shading-value="0"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1" fo:font-size="12pt" fo:font-style="normal" fo:font-weight="normal" officeooo:rsid="0074a263" fo:background-color="#ffffff" loext:char-shading-value="0" style:font-size-asian="12pt" style:font-style-asian="normal" style:font-weight-asian="normal" style:font-name-complex="Times New Roman1" style:font-size-complex="12pt" style:font-style-complex="normal" style:font-weight-complex="normal"/>
    </style:style>
    <style:style style:name="T59" style:family="text">
      <style:text-properties style:font-name="Times New Roman1" fo:font-size="12pt" fo:font-style="normal" fo:font-weight="normal" officeooo:rsid="007b9f8a" fo:background-color="#ffffff" loext:char-shading-value="0" style:font-size-asian="12pt" style:font-style-asian="normal" style:font-weight-asian="normal" style:font-name-complex="Times New Roman1" style:font-size-complex="12pt" style:font-style-complex="normal" style:font-weight-complex="normal"/>
    </style:style>
    <style:style style:name="T60" style:family="text">
      <style:text-properties style:font-name="Times New Roman1" fo:font-size="12pt" fo:font-style="normal" fo:font-weight="normal" officeooo:rsid="00165587" fo:background-color="#ffffff" loext:char-shading-value="0" style:font-size-asian="12pt" style:font-style-asian="normal" style:font-weight-asian="normal" style:font-name-complex="Times New Roman1" style:font-size-complex="12pt" style:font-style-complex="normal" style:font-weight-complex="normal"/>
    </style:style>
    <style:style style:name="T61" style:family="text">
      <style:text-properties style:font-name="Times New Roman1" fo:font-size="12pt" fo:font-style="normal" fo:font-weight="normal" officeooo:rsid="001ab668" fo:background-color="#ffffff" loext:char-shading-value="0" style:font-size-asian="12pt" style:font-style-asian="normal" style:font-weight-asian="normal" style:font-name-complex="Times New Roman1" style:font-size-complex="12pt" style:font-style-complex="normal" style:font-weight-complex="normal"/>
    </style:style>
    <style:style style:name="T62" style:family="text">
      <style:text-properties style:font-name="Times New Roman1" fo:font-size="12pt" fo:font-style="normal" fo:font-weight="normal" officeooo:rsid="014fb730" fo:background-color="#ffffff" loext:char-shading-value="0" style:font-size-asian="12pt" style:font-style-asian="normal" style:font-weight-asian="normal" style:font-name-complex="Times New Roman1" style:font-size-complex="12pt" style:font-style-complex="normal" style:font-weight-complex="normal"/>
    </style:style>
    <style:style style:name="T63" style:family="text">
      <style:text-properties style:font-name="Times New Roman1" fo:font-size="12pt" fo:font-style="normal" fo:font-weight="normal" officeooo:rsid="007c2e62" fo:background-color="#ffffff" loext:char-shading-value="0" style:font-size-asian="12pt" style:font-style-asian="normal" style:font-weight-asian="normal" style:font-name-complex="Times New Roman1" style:font-size-complex="12pt" style:font-style-complex="normal" style:font-weight-complex="normal"/>
    </style:style>
    <style:style style:name="T64" style:family="text">
      <style:text-properties style:font-name="Times New Roman1" fo:font-size="12pt" fo:font-style="normal" fo:font-weight="normal" officeooo:rsid="007de7db" fo:background-color="#ffffff" loext:char-shading-value="0" style:font-size-asian="12pt" style:font-style-asian="normal" style:font-weight-asian="normal" style:font-name-complex="Times New Roman1" style:font-size-complex="12pt" style:font-style-complex="normal" style:font-weight-complex="normal"/>
    </style:style>
    <style:style style:name="T65" style:family="text">
      <style:text-properties style:font-name="Times New Roman1" fo:font-size="12pt" fo:font-style="normal" fo:font-weight="normal" officeooo:rsid="0081b648" fo:background-color="#ffffff" loext:char-shading-value="0" style:font-size-asian="12pt" style:font-style-asian="normal" style:font-weight-asian="normal" style:font-name-complex="Times New Roman1" style:font-size-complex="12pt" style:font-style-complex="normal" style:font-weight-complex="normal"/>
    </style:style>
    <style:style style:name="T66" style:family="text">
      <style:text-properties style:font-name="Times New Roman1" fo:font-size="12pt" fo:font-style="normal" fo:font-weight="normal" officeooo:rsid="0083a197" fo:background-color="#ffffff" loext:char-shading-value="0" style:font-size-asian="12pt" style:font-style-asian="normal" style:font-weight-asian="normal" style:font-name-complex="Times New Roman1" style:font-size-complex="12pt" style:font-style-complex="normal" style:font-weight-complex="normal"/>
    </style:style>
    <style:style style:name="T67" style:family="text">
      <style:text-properties style:font-name="Times New Roman1" fo:font-size="12pt" fo:font-style="normal" fo:font-weight="normal" officeooo:rsid="008503c8" fo:background-color="#ffffff" loext:char-shading-value="0" style:font-size-asian="12pt" style:font-style-asian="normal" style:font-weight-asian="normal" style:font-name-complex="Times New Roman1" style:font-size-complex="12pt" style:font-style-complex="normal" style:font-weight-complex="normal"/>
    </style:style>
    <style:style style:name="T68" style:family="text">
      <style:text-properties style:font-name="Times New Roman1" fo:font-size="12pt" fo:font-style="normal" fo:font-weight="normal" officeooo:rsid="008719b1" fo:background-color="#ffffff" loext:char-shading-value="0" style:font-size-asian="12pt" style:font-style-asian="normal" style:font-weight-asian="normal" style:font-name-complex="Times New Roman1" style:font-size-complex="12pt" style:font-style-complex="normal" style:font-weight-complex="normal"/>
    </style:style>
    <style:style style:name="T69" style:family="text">
      <style:text-properties style:font-name="Times New Roman1" fo:font-size="12pt" fo:font-style="normal" fo:font-weight="normal" officeooo:rsid="0088e57e" fo:background-color="#ffffff" loext:char-shading-value="0" style:font-size-asian="12pt" style:font-style-asian="normal" style:font-weight-asian="normal" style:font-name-complex="Times New Roman1" style:font-size-complex="12pt" style:font-style-complex="normal" style:font-weight-complex="normal"/>
    </style:style>
    <style:style style:name="T70" style:family="text">
      <style:text-properties style:font-name="Times New Roman1" fo:font-size="12pt" fo:font-style="normal" fo:font-weight="normal" officeooo:rsid="0089d59a" fo:background-color="#ffffff" loext:char-shading-value="0" style:font-size-asian="12pt" style:font-style-asian="normal" style:font-weight-asian="normal" style:font-name-complex="Times New Roman1" style:font-size-complex="12pt" style:font-style-complex="normal" style:font-weight-complex="normal"/>
    </style:style>
    <style:style style:name="T71" style:family="text">
      <style:text-properties style:font-name="Times New Roman1" fo:font-size="12pt" fo:font-style="normal" fo:font-weight="normal" officeooo:rsid="000a0b95" fo:background-color="#ffffff" loext:char-shading-value="0" style:font-size-asian="12pt" style:font-style-asian="normal" style:font-weight-asian="normal" style:font-name-complex="Times New Roman1" style:font-size-complex="12pt" style:font-style-complex="normal" style:font-weight-complex="normal"/>
    </style:style>
    <style:style style:name="T72" style:family="text">
      <style:text-properties style:font-name="Times New Roman1" fo:font-size="12pt" fo:font-style="normal" fo:font-weight="normal" officeooo:rsid="008b9310" fo:background-color="#ffffff" loext:char-shading-value="0" style:font-size-asian="12pt" style:font-style-asian="normal" style:font-weight-asian="normal" style:font-name-complex="Times New Roman1" style:font-size-complex="12pt" style:font-style-complex="normal" style:font-weight-complex="normal"/>
    </style:style>
    <style:style style:name="T73" style:family="text">
      <style:text-properties style:font-name="Times New Roman1" fo:font-size="12pt" fo:font-style="normal" fo:font-weight="normal" officeooo:rsid="00909a92" fo:background-color="#ffffff" loext:char-shading-value="0" style:font-size-asian="12pt" style:font-style-asian="normal" style:font-weight-asian="normal" style:font-name-complex="Times New Roman1" style:font-size-complex="12pt" style:font-style-complex="normal" style:font-weight-complex="normal"/>
    </style:style>
    <style:style style:name="T74" style:family="text">
      <style:text-properties style:font-name="Times New Roman1" fo:font-size="12pt" fo:font-style="normal" fo:font-weight="normal" officeooo:rsid="008d4243" fo:background-color="#ffffff" loext:char-shading-value="0" style:font-size-asian="12pt" style:font-style-asian="normal" style:font-weight-asian="normal" style:font-name-complex="Times New Roman1" style:font-size-complex="12pt" style:font-style-complex="normal" style:font-weight-complex="normal"/>
    </style:style>
    <style:style style:name="T75" style:family="text">
      <style:text-properties style:font-name="Times New Roman1" fo:font-size="12pt" fo:font-style="normal" fo:font-weight="normal" officeooo:rsid="008f3d4c" fo:background-color="#ffffff" loext:char-shading-value="0" style:font-size-asian="12pt" style:font-style-asian="normal" style:font-weight-asian="normal" style:font-name-complex="Times New Roman1" style:font-size-complex="12pt" style:font-style-complex="normal" style:font-weight-complex="normal"/>
    </style:style>
    <style:style style:name="T76" style:family="text">
      <style:text-properties style:font-name="Times New Roman1" fo:font-size="12pt" fo:font-style="normal" fo:font-weight="normal" officeooo:rsid="00418dfb" fo:background-color="#ffffff" loext:char-shading-value="0" style:font-size-asian="12pt" style:font-style-asian="normal" style:font-weight-asian="normal" style:font-name-complex="Times New Roman1" style:font-size-complex="12pt" style:font-style-complex="normal" style:font-weight-complex="normal"/>
    </style:style>
    <style:style style:name="T77" style:family="text">
      <style:text-properties style:font-name="Times New Roman1" fo:font-size="12pt" fo:font-style="normal" fo:font-weight="normal" officeooo:rsid="003eec7b" fo:background-color="#ffffff" loext:char-shading-value="0" style:font-size-asian="12pt" style:font-style-asian="normal" style:font-weight-asian="normal" style:font-name-complex="Times New Roman1" style:font-size-complex="12pt" style:font-style-complex="normal" style:font-weight-complex="normal"/>
    </style:style>
    <style:style style:name="T78" style:family="text">
      <style:text-properties style:font-name="Times New Roman1" fo:font-size="12pt" fo:font-style="normal" fo:font-weight="normal" officeooo:rsid="003fbd5f" fo:background-color="#ffffff" loext:char-shading-value="0" style:font-size-asian="12pt" style:font-style-asian="normal" style:font-weight-asian="normal" style:font-name-complex="Times New Roman1" style:font-size-complex="12pt" style:font-style-complex="normal" style:font-weight-complex="normal"/>
    </style:style>
    <style:style style:name="T79" style:family="text">
      <style:text-properties style:font-name="Times New Roman1" fo:font-size="12pt" fo:font-style="normal" fo:font-weight="normal" officeooo:rsid="0094486f" fo:background-color="#ffffff" loext:char-shading-value="0" style:font-size-asian="12pt" style:font-style-asian="normal" style:font-weight-asian="normal" style:font-name-complex="Times New Roman1" style:font-size-complex="12pt" style:font-style-complex="normal" style:font-weight-complex="normal"/>
    </style:style>
    <style:style style:name="T80" style:family="text">
      <style:text-properties style:font-name="Times New Roman1" fo:font-size="12pt" fo:font-style="normal" fo:font-weight="normal" officeooo:rsid="00952b37" fo:background-color="#ffffff" loext:char-shading-value="0" style:font-size-asian="12pt" style:font-style-asian="normal" style:font-weight-asian="normal" style:font-name-complex="Times New Roman1" style:font-size-complex="12pt" style:font-style-complex="normal" style:font-weight-complex="normal"/>
    </style:style>
    <style:style style:name="T81" style:family="text">
      <style:text-properties style:font-name="Times New Roman1" fo:font-size="12pt" fo:font-style="normal" fo:font-weight="normal" officeooo:rsid="009531d9" fo:background-color="#ffffff" loext:char-shading-value="0" style:font-size-asian="12pt" style:font-style-asian="normal" style:font-weight-asian="normal" style:font-name-complex="Times New Roman1" style:font-size-complex="12pt" style:font-style-complex="normal" style:font-weight-complex="normal"/>
    </style:style>
    <style:style style:name="T82" style:family="text">
      <style:text-properties style:font-name="Times New Roman1" fo:font-size="12pt" fo:font-style="normal" fo:font-weight="normal" officeooo:rsid="0014939c" fo:background-color="#ffffff" loext:char-shading-value="0" style:font-size-asian="12pt" style:font-style-asian="normal" style:font-weight-asian="normal" style:font-name-complex="Times New Roman1" style:font-size-complex="12pt" style:font-style-complex="normal" style:font-weight-complex="normal"/>
    </style:style>
    <style:style style:name="T83" style:family="text">
      <style:text-properties style:font-name="Times New Roman1" fo:font-size="12pt" fo:font-style="normal" fo:font-weight="normal" officeooo:rsid="0011379f" fo:background-color="#ffffff" loext:char-shading-value="0" style:font-size-asian="12pt" style:font-style-asian="normal" style:font-weight-asian="normal" style:font-name-complex="Times New Roman1" style:font-size-complex="12pt" style:font-style-complex="normal" style:font-weight-complex="normal"/>
    </style:style>
    <style:style style:name="T84" style:family="text">
      <style:text-properties style:font-name="Times New Roman1" fo:font-size="12pt" fo:font-style="normal" fo:font-weight="normal" officeooo:rsid="00131263" fo:background-color="#ffffff" loext:char-shading-value="0" style:font-size-asian="12pt" style:font-style-asian="normal" style:font-weight-asian="normal" style:font-name-complex="Times New Roman1" style:font-size-complex="12pt" style:font-style-complex="normal" style:font-weight-complex="normal"/>
    </style:style>
    <style:style style:name="T85" style:family="text">
      <style:text-properties style:font-name="Times New Roman1" fo:font-size="12pt" fo:font-style="normal" fo:font-weight="normal" officeooo:rsid="00143fdd" fo:background-color="#ffffff" loext:char-shading-value="0" style:font-size-asian="12pt" style:font-style-asian="normal" style:font-weight-asian="normal" style:font-name-complex="Times New Roman1" style:font-size-complex="12pt" style:font-style-complex="normal" style:font-weight-complex="normal"/>
    </style:style>
    <style:style style:name="T86" style:family="text">
      <style:text-properties style:font-name="Times New Roman1" fo:font-size="12pt" fo:font-style="normal" fo:font-weight="normal" officeooo:rsid="001b2337" fo:background-color="#ffffff" loext:char-shading-value="0" style:font-size-asian="12pt" style:font-style-asian="normal" style:font-weight-asian="normal" style:font-name-complex="Times New Roman1" style:font-size-complex="12pt" style:font-style-complex="normal" style:font-weight-complex="normal"/>
    </style:style>
    <style:style style:name="T87" style:family="text">
      <style:text-properties style:font-name="Times New Roman1" fo:font-size="12pt" fo:font-style="normal" fo:font-weight="normal" officeooo:rsid="001c9844" fo:background-color="#ffffff" loext:char-shading-value="0" style:font-size-asian="12pt" style:font-style-asian="normal" style:font-weight-asian="normal" style:font-name-complex="Times New Roman1" style:font-size-complex="12pt" style:font-style-complex="normal" style:font-weight-complex="normal"/>
    </style:style>
    <style:style style:name="T88" style:family="text">
      <style:text-properties style:font-name="Times New Roman1" fo:font-size="12pt" fo:font-style="normal" fo:font-weight="normal" officeooo:rsid="010e9cd6" fo:background-color="#ffffff" loext:char-shading-value="0" style:font-size-asian="12pt" style:font-style-asian="normal" style:font-weight-asian="normal" style:font-name-complex="Times New Roman1" style:font-size-complex="12pt" style:font-style-complex="normal" style:font-weight-complex="normal"/>
    </style:style>
    <style:style style:name="T89" style:family="text">
      <style:text-properties style:font-name="Times New Roman1" fo:font-size="12pt" fo:font-style="normal" fo:font-weight="normal" officeooo:rsid="001c699b" fo:background-color="#ffffff" loext:char-shading-value="0" style:font-size-asian="12pt" style:font-style-asian="normal" style:font-weight-asian="normal" style:font-name-complex="Times New Roman1" style:font-size-complex="12pt" style:font-style-complex="normal" style:font-weight-complex="normal"/>
    </style:style>
    <style:style style:name="T90" style:family="text">
      <style:text-properties style:font-name="Times New Roman1" fo:font-size="12pt" fo:font-style="normal" fo:font-weight="normal" officeooo:rsid="009ef0b6" fo:background-color="#ffffff" loext:char-shading-value="0" style:font-size-asian="12pt" style:font-style-asian="normal" style:font-weight-asian="normal" style:font-name-complex="Times New Roman1" style:font-size-complex="12pt" style:font-style-complex="normal" style:font-weight-complex="normal"/>
    </style:style>
    <style:style style:name="T91" style:family="text">
      <style:text-properties style:font-name="Times New Roman1" fo:font-size="12pt" fo:font-style="normal" fo:font-weight="normal" officeooo:rsid="00333bda" fo:background-color="#ffffff" loext:char-shading-value="0" style:font-size-asian="12pt" style:font-style-asian="normal" style:font-weight-asian="normal" style:font-name-complex="Times New Roman1" style:font-size-complex="12pt" style:font-style-complex="normal" style:font-weight-complex="normal"/>
    </style:style>
    <style:style style:name="T92" style:family="text">
      <style:text-properties style:font-name="Times New Roman1" fo:font-size="12pt" fo:font-style="normal" fo:font-weight="normal" officeooo:rsid="00336d46" fo:background-color="#ffffff" loext:char-shading-value="0" style:font-size-asian="12pt" style:font-style-asian="normal" style:font-weight-asian="normal" style:font-name-complex="Times New Roman1" style:font-size-complex="12pt" style:font-style-complex="normal" style:font-weight-complex="normal"/>
    </style:style>
    <style:style style:name="T93" style:family="text">
      <style:text-properties style:font-name="Times New Roman1" fo:font-size="12pt" fo:font-style="normal" fo:font-weight="normal" officeooo:rsid="00a7cff4" fo:background-color="#ffffff" loext:char-shading-value="0" style:font-size-asian="12pt" style:font-style-asian="normal" style:font-weight-asian="normal" style:font-name-complex="Times New Roman1" style:font-size-complex="12pt" style:font-style-complex="normal" style:font-weight-complex="normal"/>
    </style:style>
    <style:style style:name="T94" style:family="text">
      <style:text-properties style:font-name="Times New Roman1" fo:font-size="12pt" fo:font-style="normal" fo:font-weight="normal" officeooo:rsid="00768d6d" fo:background-color="#ffffff" loext:char-shading-value="0" style:font-size-asian="12pt" style:font-style-asian="normal" style:font-weight-asian="normal" style:font-name-complex="Times New Roman1" style:font-size-complex="12pt" style:font-style-complex="normal" style:font-weight-complex="normal"/>
    </style:style>
    <style:style style:name="T95" style:family="text">
      <style:text-properties style:font-name="Times New Roman1" fo:font-size="12pt" fo:font-style="normal" fo:font-weight="normal" officeooo:rsid="00395385" fo:background-color="#ffffff" loext:char-shading-value="0" style:font-size-asian="12pt" style:font-style-asian="normal" style:font-weight-asian="normal" style:font-name-complex="Times New Roman1" style:font-size-complex="12pt" style:font-style-complex="normal" style:font-weight-complex="normal"/>
    </style:style>
    <style:style style:name="T96" style:family="text">
      <style:text-properties style:font-name="Times New Roman1" fo:font-size="12pt" fo:font-style="normal" fo:font-weight="normal" officeooo:rsid="00375585" fo:background-color="#ffffff" loext:char-shading-value="0" style:font-size-asian="12pt" style:font-style-asian="normal" style:font-weight-asian="normal" style:font-name-complex="Times New Roman1" style:font-size-complex="12pt" style:font-style-complex="normal" style:font-weight-complex="normal"/>
    </style:style>
    <style:style style:name="T97" style:family="text">
      <style:text-properties style:font-name="Times New Roman1" fo:font-size="12pt" fo:font-style="normal" fo:font-weight="normal" officeooo:rsid="00355f4e" fo:background-color="#ffffff" loext:char-shading-value="0" style:font-size-asian="12pt" style:font-style-asian="normal" style:font-weight-asian="normal" style:font-name-complex="Times New Roman1" style:font-size-complex="12pt" style:font-style-complex="normal" style:font-weight-complex="normal"/>
    </style:style>
    <style:style style:name="T98" style:family="text">
      <style:text-properties style:font-name="Times New Roman1" fo:font-size="12pt" fo:font-style="normal" fo:font-weight="normal" officeooo:rsid="003ed4a9" fo:background-color="#ffffff" loext:char-shading-value="0" style:font-size-asian="12pt" style:font-style-asian="normal" style:font-weight-asian="normal" style:font-name-complex="Times New Roman1" style:font-size-complex="12pt" style:font-style-complex="normal" style:font-weight-complex="normal"/>
    </style:style>
    <style:style style:name="T99" style:family="text">
      <style:text-properties style:font-name="Times New Roman1" fo:font-size="12pt" fo:font-style="normal" fo:font-weight="normal" officeooo:rsid="003a8ced" fo:background-color="#ffffff" loext:char-shading-value="0" style:font-size-asian="12pt" style:font-style-asian="normal" style:font-weight-asian="normal" style:font-name-complex="Times New Roman1" style:font-size-complex="12pt" style:font-style-complex="normal" style:font-weight-complex="normal"/>
    </style:style>
    <style:style style:name="T100" style:family="text">
      <style:text-properties style:font-name="Times New Roman1" fo:font-size="12pt" fo:font-style="normal" fo:font-weight="normal" officeooo:rsid="00aae935" fo:background-color="#ffffff" loext:char-shading-value="0" style:font-size-asian="12pt" style:font-style-asian="normal" style:font-weight-asian="normal" style:font-name-complex="Times New Roman1" style:font-size-complex="12pt" style:font-style-complex="normal" style:font-weight-complex="normal"/>
    </style:style>
    <style:style style:name="T101" style:family="text">
      <style:text-properties style:font-name="Times New Roman1" fo:font-size="12pt" fo:font-style="normal" fo:font-weight="normal" officeooo:rsid="00acc1b0" fo:background-color="#ffffff" loext:char-shading-value="0" style:font-size-asian="12pt" style:font-style-asian="normal" style:font-weight-asian="normal" style:font-name-complex="Times New Roman1" style:font-size-complex="12pt" style:font-style-complex="normal" style:font-weight-complex="normal"/>
    </style:style>
    <style:style style:name="T102" style:family="text">
      <style:text-properties style:font-name="Times New Roman1" fo:font-size="12pt" fo:font-style="normal" fo:font-weight="normal" officeooo:rsid="00ad8d9a" fo:background-color="#ffffff" loext:char-shading-value="0" style:font-size-asian="12pt" style:font-style-asian="normal" style:font-weight-asian="normal" style:font-name-complex="Times New Roman1" style:font-size-complex="12pt" style:font-style-complex="normal" style:font-weight-complex="normal"/>
    </style:style>
    <style:style style:name="T103" style:family="text">
      <style:text-properties style:font-name="Times New Roman1" fo:font-size="12pt" fo:font-style="normal" fo:font-weight="normal" officeooo:rsid="00af4085" fo:background-color="#ffffff" loext:char-shading-value="0" style:font-size-asian="12pt" style:font-style-asian="normal" style:font-weight-asian="normal" style:font-name-complex="Times New Roman1" style:font-size-complex="12pt" style:font-style-complex="normal" style:font-weight-complex="normal"/>
    </style:style>
    <style:style style:name="T104" style:family="text">
      <style:text-properties style:font-name="Times New Roman1" fo:font-size="12pt" fo:font-style="normal" fo:font-weight="normal" officeooo:rsid="00b15c3b" fo:background-color="#ffffff" loext:char-shading-value="0" style:font-size-asian="12pt" style:font-style-asian="normal" style:font-weight-asian="normal" style:font-name-complex="Times New Roman1" style:font-size-complex="12pt" style:font-style-complex="normal" style:font-weight-complex="normal"/>
    </style:style>
    <style:style style:name="T105" style:family="text">
      <style:text-properties style:font-name="Times New Roman1" fo:font-size="12pt" fo:font-style="normal" style:text-underline-style="none" fo:font-weight="normal" officeooo:rsid="001c699b" fo:background-color="#ffffff" loext:char-shading-value="0" style:font-size-asian="12pt" style:font-style-asian="normal" style:font-weight-asian="normal" style:font-name-complex="Times New Roman1" style:font-size-complex="12pt" style:font-style-complex="normal" style:font-weight-complex="normal"/>
    </style:style>
    <style:style style:name="T106" style:family="text">
      <style:text-properties style:font-name="Times New Roman1" fo:font-size="12pt" fo:font-style="normal" style:text-underline-style="none" fo:font-weight="normal" officeooo:rsid="01b04ab7" fo:background-color="#ffffff" loext:char-shading-value="0" style:font-size-asian="12pt" style:font-style-asian="normal" style:font-weight-asian="normal" style:font-name-complex="Times New Roman1" style:font-size-complex="12pt" style:font-style-complex="normal" style:font-weight-complex="normal"/>
    </style:style>
    <style:style style:name="T107" style:family="text">
      <style:text-properties style:font-name="Times New Roman1" fo:font-size="12pt" fo:font-style="normal" style:text-underline-style="none" fo:font-weight="normal" officeooo:rsid="003ee75f" fo:background-color="#ffffff" loext:char-shading-value="0" style:font-size-asian="12pt" style:font-style-asian="normal" style:font-weight-asian="normal" style:font-name-complex="Times New Roman1" style:font-size-complex="12pt" style:font-style-complex="normal" style:font-weight-complex="normal"/>
    </style:style>
    <style:style style:name="T108" style:family="text">
      <style:text-properties style:font-name="Times New Roman1" fo:font-size="12pt" fo:font-style="normal" style:text-underline-style="none" fo:font-weight="normal" officeooo:rsid="014fb730" fo:background-color="#ffffff" loext:char-shading-value="0" style:font-size-asian="12pt" style:font-style-asian="normal" style:font-weight-asian="normal" style:font-name-complex="Times New Roman1" style:font-size-complex="12pt" style:font-style-complex="normal" style:font-weight-complex="normal"/>
    </style:style>
    <style:style style:name="T109" style:family="text">
      <style:text-properties style:font-name="Times New Roman1" fo:font-size="12pt" fo:font-style="normal" style:text-underline-style="none" fo:font-weight="normal" officeooo:rsid="00a7cff4" fo:background-color="#ffffff" loext:char-shading-value="0" style:font-size-asian="12pt" style:font-style-asian="normal" style:font-weight-asian="normal" style:font-name-complex="Times New Roman1" style:font-size-complex="12pt" style:font-style-complex="normal" style:font-weight-complex="normal"/>
    </style:style>
    <style:style style:name="T110" style:family="text">
      <style:text-properties style:font-name="Times New Roman1" fo:font-size="12pt" fo:font-style="normal" fo:font-weight="bold" officeooo:rsid="001b2337" fo:background-color="#ffffff" loext:char-shading-value="0" style:font-size-asian="12pt" style:font-style-asian="normal" style:font-weight-asian="bold" style:font-name-complex="Times New Roman1" style:font-size-complex="12pt" style:font-style-complex="normal" style:font-weight-complex="bold"/>
    </style:style>
    <style:style style:name="T111" style:family="text">
      <style:text-properties style:font-name="Times New Roman1" fo:font-size="12pt" fo:font-style="normal" fo:font-weight="bold" officeooo:rsid="009f0b03" fo:background-color="#ffffff" loext:char-shading-value="0" style:font-size-asian="12pt" style:font-style-asian="normal" style:font-weight-asian="bold" style:font-name-complex="Times New Roman1" style:font-size-complex="12pt" style:font-style-complex="normal" style:font-weight-complex="bold"/>
    </style:style>
    <style:style style:name="T112" style:family="text">
      <style:text-properties style:font-name="Times New Roman1" fo:font-style="normal" officeooo:rsid="001c699b" fo:background-color="#ffffff" loext:char-shading-value="0" style:font-style-asian="normal" style:font-style-complex="normal"/>
    </style:style>
    <style:style style:name="T113" style:family="text">
      <style:text-properties style:font-name="Times New Roman1" fo:font-style="normal" officeooo:rsid="02c874c8" fo:background-color="#ffffff" loext:char-shading-value="0" style:font-style-asian="normal" style:font-name-complex="Times New Roman2" style:font-style-complex="normal"/>
    </style:style>
    <style:style style:name="T114" style:family="text">
      <style:text-properties fo:font-weight="bold" officeooo:rsid="00a32367" style:font-weight-asian="bold" style:font-weight-complex="bold"/>
    </style:style>
    <style:style style:name="T115" style:family="text">
      <style:text-properties fo:font-weight="bold" officeooo:rsid="01aad0a5" fo:background-color="#ffffff" loext:char-shading-value="0" style:font-weight-asian="bold" style:font-weight-complex="bold"/>
    </style:style>
    <style:style style:name="T116" style:family="text">
      <style:text-properties style:use-window-font-color="true" fo:language="en" fo:country="GB" fo:font-style="normal" officeooo:rsid="019b2019" fo:background-color="transparent" loext:char-shading-value="0" style:font-style-asian="normal" style:font-style-complex="normal"/>
    </style:style>
    <style:style style:name="T117" style:family="text">
      <style:text-properties style:use-window-font-color="true" fo:language="en" fo:country="GB" fo:font-style="normal" officeooo:rsid="009b289d" fo:background-color="transparent" loext:char-shading-value="0" style:font-style-asian="normal" style:font-style-complex="normal"/>
    </style:style>
    <style:style style:name="T118" style:family="text">
      <style:text-properties style:use-window-font-color="true" fo:language="en" fo:country="GB" fo:font-style="normal" officeooo:rsid="01aad0a5" fo:background-color="transparent" loext:char-shading-value="0" style:font-style-asian="normal" style:font-style-complex="normal"/>
    </style:style>
    <style:style style:name="T119" style:family="text">
      <style:text-properties style:use-window-font-color="true" fo:language="en" fo:country="GB" fo:font-style="normal" officeooo:rsid="022341cd" fo:background-color="transparent" loext:char-shading-value="0" style:font-style-asian="normal" style:font-style-complex="normal"/>
    </style:style>
    <style:style style:name="T120" style:family="text">
      <style:text-properties style:use-window-font-color="true" fo:language="en" fo:country="GB" fo:font-style="normal" officeooo:rsid="00a07a70" fo:background-color="transparent" loext:char-shading-value="0" style:font-style-asian="normal" style:font-style-complex="normal"/>
    </style:style>
    <style:style style:name="T121" style:family="text">
      <style:text-properties style:use-window-font-color="true" fo:language="en" fo:country="GB" fo:font-style="normal" fo:font-weight="bold" officeooo:rsid="009b289d" fo:background-color="transparent" loext:char-shading-value="0" style:font-style-asian="normal" style:font-weight-asian="bold" style:font-style-complex="normal" style:font-weight-complex="bold"/>
    </style:style>
    <style:style style:name="T122" style:family="text">
      <style:text-properties style:use-window-font-color="true" fo:language="en" fo:country="GB" officeooo:rsid="009b289d" fo:background-color="transparent" loext:char-shading-value="0"/>
    </style:style>
    <style:style style:name="T123" style:family="text">
      <style:text-properties style:use-window-font-color="true" fo:background-color="transparent" loext:char-shading-value="0"/>
    </style:style>
    <style:style style:name="T124" style:family="text">
      <style:text-properties style:use-window-font-color="true" officeooo:rsid="00a32367" fo:background-color="transparent" loext:char-shading-value="0"/>
    </style:style>
    <style:style style:name="T125" style:family="text">
      <style:text-properties fo:font-weight="normal" fo:background-color="#ffffff" loext:char-shading-value="0" style:font-weight-asian="normal" style:font-weight-complex="normal"/>
    </style:style>
    <style:style style:name="T126" style:family="text">
      <style:text-properties fo:font-weight="normal" officeooo:rsid="01aad0a5" fo:background-color="#ffffff" loext:char-shading-value="0" style:font-weight-asian="normal" style:font-weight-complex="normal"/>
    </style:style>
    <style:style style:name="T127" style:family="text">
      <style:text-properties fo:font-weight="normal" officeooo:rsid="01579361" fo:background-color="#ffffff" loext:char-shading-value="0" style:font-weight-asian="normal" style:font-weight-complex="normal"/>
    </style:style>
    <style:style style:name="T128" style:family="text">
      <style:text-properties fo:font-weight="normal" officeooo:rsid="00b3088a" fo:background-color="#ffffff" loext:char-shading-value="0" style:font-weight-asian="normal" style:font-weight-complex="normal"/>
    </style:style>
    <style:style style:name="T129" style:family="text">
      <style:text-properties fo:font-style="italic" officeooo:rsid="008b9419" style:font-style-asian="italic" style:font-style-complex="italic"/>
    </style:style>
    <style:style style:name="T130" style:family="text">
      <style:text-properties fo:font-style="italic" fo:font-weight="normal" officeooo:rsid="00b3088a" fo:background-color="#ffffff" loext:char-shading-value="0" style:font-style-asian="italic" style:font-weight-asian="normal" style:font-style-complex="italic" style:font-weight-complex="normal"/>
    </style:style>
    <style:style style:name="T131" style:family="text">
      <style:text-properties officeooo:rsid="00684e38"/>
    </style:style>
    <style:style style:name="T132" style:family="text">
      <style:text-properties officeooo:rsid="00695f4a"/>
    </style:style>
    <style:style style:name="T133" style:family="text">
      <style:text-properties officeooo:rsid="008b9419"/>
    </style:style>
    <style:style style:name="T134" style:family="text">
      <style:text-properties officeooo:rsid="00938f6d"/>
    </style:style>
    <style:style style:name="T135" style:family="text">
      <style:text-properties officeooo:rsid="00a323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D</text:span><text:span text:style-name="T1">iscussion</text:span></text:p>
      <text:p text:style-name="P20"/>
      <text:p text:style-name="Standard"><text:span text:style-name="T41">In this paper w</text:span><text:span text:style-name="T42">e evaluated effect</text:span><text:span text:style-name="T41">s</text:span><text:span text:style-name="T42"> of key predators on </text:span><text:span text:style-name="T43">herbivores</text:span><text:span text:style-name="T42"> and IAP </text:span><text:span text:style-name="T41">communities </text:span><text:span text:style-name="T42">in tropical forest early succession in large forest gaps. </text:span><text:span text:style-name="T41">It </text:span><text:span text:style-name="T48">is</text:span><text:span text:style-name="T41"> an attempt</text:span><text:span text:style-name="T42"> to explain </text:span><text:span text:style-name="T51">a </text:span><text:span text:style-name="T43">surprisingly</text:span><text:span text:style-name="T41"> </text:span><text:span text:style-name="T42">low cascading effect </text:span><text:span text:style-name="T44">of top predator removal </text:span><text:span text:style-name="T42">on </text:span><text:span text:style-name="T43">vegetation</text:span><text:span text:style-name="T42"> </text:span><text:span text:style-name="T41">in our studied system </text:span><text:reference-mark-start text:name="ZOTERO_ITEM CSL_CITATION {&quot;citationID&quot;:&quot;aWoKLSwu&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9sPeMehfJf"/><text:span text:style-name="T41">(Szefer et al., 2020)</text:span><text:reference-mark-end text:name="ZOTERO_ITEM CSL_CITATION {&quot;citationID&quot;:&quot;aWoKLSwu&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9sPeMehfJf"/><text:span text:style-name="T41">.</text:span><text:span text:style-name="T45"> Previously we showed that h</text:span><text:span text:style-name="T46">erbivores </text:span><text:span text:style-name="T45">were</text:span><text:span text:style-name="T46"> </text:span><text:span text:style-name="T45">an </text:span><text:span text:style-name="T46">important driver of the community assembly. </text:span><text:span text:style-name="T48">We expect, that top-down compensating effects related to IGP and individual herbivore species responses could be responsible for </text:span><text:span text:style-name="T50">a</text:span><text:span text:style-name="T48"> weak effect on biomass and density of plants in early successional tropical forest</text:span><text:span text:style-name="T47">. </text:span><text:span text:style-name="T49">We lean strongly on the predictions of the</text:span><text:span text:style-name="T45"> </text:span><text:span text:style-name="T50">single chain studies </text:span><text:span text:style-name="T49">TTI</text:span><text:span text:style-name="T45"> hypothes</text:span><text:span text:style-name="T53">is, </text:span><text:span text:style-name="T54">which</text:span><text:span text:style-name="T53"> have rarely been studied in highly diverse natural systems </text:span><text:span text:style-name="T55">(but see </text:span><text:reference-mark-start text:name="ZOTERO_ITEM CSL_CITATION {&quot;citationID&quot;:&quot;m2WdHDpy&quot;,&quot;properties&quot;:{&quot;formattedCitation&quot;:&quot;(Singer et al., 2014)&quot;,&quot;plainCitation&quot;:&quot;(Singer et al., 2014)&quot;,&quot;dontUpdate&quot;:true,&quot;noteIndex&quot;:0},&quot;citationItems&quot;:[{&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T7aXymS99r"/><text:span text:style-name="T55">Singer et al., 2014</text:span><text:reference-mark-end text:name="ZOTERO_ITEM CSL_CITATION {&quot;citationID&quot;:&quot;m2WdHDpy&quot;,&quot;properties&quot;:{&quot;formattedCitation&quot;:&quot;(Singer et al., 2014)&quot;,&quot;plainCitation&quot;:&quot;(Singer et al., 2014)&quot;,&quot;dontUpdate&quot;:true,&quot;noteIndex&quot;:0},&quot;citationItems&quot;:[{&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schema&quot;:&quot;https://github.com/citation-style-language/schema/raw/master/csl-citation.json&quot;} RNDT7aXymS99r"/><text:span text:style-name="T55">).</text:span></text:p>
      <text:p text:style-name="P10"/>
      <text:p text:style-name="Standard"><text:span text:style-name="T91">In </text:span><text:span text:style-name="T58">contrast</text:span><text:span text:style-name="T91"> with similar studies evaluating strength and directions of top down effects </text:span><text:span text:style-name="T92">(</text:span><text:span text:style-name="T93">reviewed in </text:span><text:reference-mark-start text:name="ZOTERO_ITEM CSL_CITATION {&quot;citationID&quot;:&quot;lLwsQRdS&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KdF4mKTVJ8"/>(Mooney et al., 2010)<text:reference-mark-end text:name="ZOTERO_ITEM CSL_CITATION {&quot;citationID&quot;:&quot;lLwsQRdS&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KdF4mKTVJ8"/><text:span text:style-name="T92">) </text:span><text:span text:style-name="T91">we collected </text:span><text:span text:style-name="T94">insects from individual woody plant species</text:span><text:span text:style-name="T71">, </text:span><text:span text:style-name="T95">measured </text:span><text:span text:style-name="T94">their</text:span><text:span text:style-name="T95"> body sizes, </text:span><text:span text:style-name="T91">est</text:span><text:span text:style-name="T96">i</text:span><text:span text:style-name="T91">mated biomass</text:span><text:span text:style-name="T71">, </text:span><text:span text:style-name="T97">evaluated</text:span><text:span text:style-name="T71"> </text:span><text:span text:style-name="T94">resource use</text:span><text:span text:style-name="T71"> </text:span><text:span text:style-name="T92">from </text:span><text:span text:style-name="T94">putative interaction networks</text:span><text:span text:style-name="T92"> observed</text:span><text:span text:style-name="T71"> in the field, </text:span><text:span text:style-name="T98">and </text:span><text:span text:style-name="T58">measured </text:span><text:span text:style-name="T98">plant traits</text:span><text:span text:style-name="T71">. </text:span><text:span text:style-name="T97">This data-</text:span><text:span text:style-name="T99">set</text:span><text:span text:style-name="T91"> allowed us to </text:span><text:span text:style-name="T97">explore main hypothesized mechanisms of compensation </text:span><text:span text:style-name="T99">differential</text:span><text:span text:style-name="T97"> effects on biomass and abundance, diet shifts of herbivores and and </text:span><text:span text:style-name="T91">focus on </text:span><text:span text:style-name="T71">individual plant communities.</text:span></text:p>
      <text:p text:style-name="P3"/>
      <text:p text:style-name="P29"><text:span text:style-name="T105">There are a few possible explanation for the lack of c</text:span><text:span text:style-name="T106">ascading effect of predators </text:span><text:span text:style-name="T109">s by top-down effects on herbivores and IAP</text:span><text:span text:style-name="T106"> </text:span><text:span text:style-name="T107">that we explored in this paper</text:span><text:span text:style-name="T106">.</text:span><text:span text:style-name="T39"> </text:span></text:p>
      <text:p text:style-name="P29"><text:span text:style-name="T39"/></text:p>
      <text:p text:style-name="P31"><text:span text:style-name="T56">First we evaluated w</text:span><text:span text:style-name="T65">h</text:span><text:span text:style-name="T56">ether IGP</text:span><text:span text:style-name="T57"> on predatory </text:span><text:span text:style-name="T58">arthropods</text:span><text:span text:style-name="T57"> releases herbivores from </text:span><text:span text:style-name="T65">the </text:span><text:span text:style-name="T57">pressure </text:span><text:span text:style-name="T65">of the key predators</text:span><text:span text:style-name="T57">.</text:span><text:span text:style-name="T69"> </text:span><text:span text:style-name="T102">W</text:span><text:span text:style-name="T100">e found </text:span><text:span text:style-name="T101">~33% reduction of herbivore biomass (not abundance) and no consistent effect on IAPs. </text:span><text:span text:style-name="T103">This</text:span><text:span text:style-name="T101"> results differ from the </text:span><text:span text:style-name="T102">general patterns of similar reduction of both herbivores and IAPs </text:span><text:reference-mark-start text:name="ZOTERO_ITEM CSL_CITATION {&quot;citationID&quot;:&quot;pSkbItdV&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UCWieKM0uF"/><text:span text:style-name="T102">(Mooney et al., 2010) and</text:span><text:reference-mark-end text:name="ZOTERO_ITEM CSL_CITATION {&quot;citationID&quot;:&quot;pSkbItdV&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UCWieKM0uF"/><text:span text:style-name="T59"> </text:span><text:span text:style-name="T100">contrast with p</text:span><text:span text:style-name="T59">revious results in complex midterranea</text:span><text:span text:style-name="T63">n</text:span><text:span text:style-name="T59"> </text:span><text:span text:style-name="T63">ecosystems</text:span><text:span text:style-name="T59"> </text:span><text:reference-mark-start text:name="ZOTERO_ITEM CSL_CITATION {&quot;citationID&quot;:&quot;pidY2XAL&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QeZwtH6hLt"/><text:span text:style-name="T59">(Bosc et al., 2018)</text:span><text:reference-mark-end text:name="ZOTERO_ITEM CSL_CITATION {&quot;citationID&quot;:&quot;pidY2XAL&quot;,&quot;properties&quot;:{&quot;formattedCitation&quot;:&quot;(Bosc et al., 2018)&quot;,&quot;plainCitation&quot;:&quot;(Bosc et al.,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QeZwtH6hLt"/><text:span text:style-name="T59"> </text:span><text:span text:style-name="T100">where average 59% reduction </text:span><text:span text:style-name="T101">of </text:span><text:span text:style-name="T100">IAPs </text:span><text:span text:style-name="T102">and no effect on herbivore </text:span><text:span text:style-name="T101">abundance</text:span><text:span text:style-name="T100"> were found. This</text:span><text:span text:style-name="T70"> </text:span><text:span text:style-name="T104">might </text:span><text:span text:style-name="T70">suggest</text:span><text:span text:style-name="T61">, that either effects </text:span><text:span text:style-name="T104">on abundance </text:span><text:span text:style-name="T61">were small or there</text:span><text:span text:style-name="T60"> </text:span><text:span text:style-name="T63">was </text:span><text:span text:style-name="T60">an increased importance of detritus channels. </text:span><text:span text:style-name="T64">W</text:span><text:span text:style-name="T62">ith rising productivity </text:span><text:span text:style-name="T64">top p</text:span><text:span text:style-name="T62">redators derive an increasing fraction of their diet from increasingly productive bottom-up controlled detritus channels </text:span><text:span text:style-name="T63">as predicted by the a</text:span><text:span text:style-name="T108">pparent trophic cascade hypothesis</text:span><text:span text:style-name="T62"> (ATCH) </text:span><text:reference-mark-start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62">(Ward et al., 2015)</text:span><text:reference-mark-end text:name="ZOTERO_ITEM CSL_CITATION {&quot;citationID&quot;:&quot;2I18d1Rw&quot;,&quot;properties&quot;:{&quot;formattedCitation&quot;:&quot;(Ward et al., 2015)&quot;,&quot;plainCitation&quot;:&quot;(Ward et al., 2015)&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schema&quot;:&quot;https://github.com/citation-style-language/schema/raw/master/csl-citation.json&quot;} RNDKtWllL03w0"/><text:span text:style-name="T62">. </text:span></text:p>
      <text:p text:style-name="P30"><text:span text:style-name="T104">This somewhat add to the explanation from the s</text:span><text:span text:style-name="T59">ynthesis that intraguild predation might be prevalent </text:span><text:span text:style-name="T68">and amplifies cascading effects on vertgebrate predators on plants </text:span><text:span text:style-name="T63">in tri-trophic systems, </text:span><text:span text:style-name="T69">where IAPs are abundant</text:span><text:span text:style-name="T63"> </text:span><text:reference-mark-start text:name="ZOTERO_ITEM CSL_CITATION {&quot;citationID&quot;:&quot;v3TBfWiR&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z18YXQv0cf"/><text:span text:style-name="T59">(Mooney et al., 2010).</text:span><text:reference-mark-end text:name="ZOTERO_ITEM CSL_CITATION {&quot;citationID&quot;:&quot;v3TBfWiR&quot;,&quot;properties&quot;:{&quot;formattedCitation&quot;:&quot;(Mooney et al., 2010)&quot;,&quot;plainCitation&quot;:&quot;(Mooney et al., 2010)&quot;,&quot;noteIndex&quot;:0},&quot;citationItems&quot;:[{&quot;id&quot;:2669,&quot;uris&quot;:[&quot;http://zotero.org/users/1954708/items/IVBEERCA&quot;],&quot;uri&quot;:[&quot;http://zotero.org/users/1954708/items/IVBEERCA&quot;],&quot;itemData&quot;:{&quot;id&quot;:2669,&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quot;,&quot;DOI&quot;:&quot;10.1073/pnas.1001934107&quot;,&quot;ISSN&quot;:&quot;0027-8424, 1091-6490&quot;,&quot;issue&quot;:&quot;16&quot;,&quot;journalAbbreviation&quot;:&quot;PNAS&quot;,&quot;language&quot;:&quot;en&quot;,&quot;note&quot;:&quot;publisher: National Academy of Sciences\nsection: Biological Sciences\nPMID: 20368418&quot;,&quot;page&quot;:&quot;7335-7340&quot;,&quot;source&quot;:&quot;www.pnas.org&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Bael&quot;,&quot;given&quot;:&quot;Sunshine A. Van&quot;},{&quot;family&quot;:&quot;Philpott&quot;,&quot;given&quot;:&quot;Stacy M.&quot;},{&quot;family&quot;:&quot;Greenberg&quot;,&quot;given&quot;:&quot;Russell&quot;}],&quot;issued&quot;:{&quot;date-parts&quot;:[[&quot;2010&quot;,4,20]]}}}],&quot;schema&quot;:&quot;https://github.com/citation-style-language/schema/raw/master/csl-citation.json&quot;} RNDz18YXQv0cf"/></text:p>
      <text:p text:style-name="P30"><text:span text:style-name="T66">Also t</text:span><text:span text:style-name="T64">here would be no negative </text:span><text:span text:style-name="T66">correlation </text:span><text:span text:style-name="T64">between herbivore and s</text:span><text:span text:style-name="T62">pider </text:span><text:span text:style-name="T66">biomass</text:span><text:span text:style-name="T62"> </text:span><text:span text:style-name="T64">if </text:span><text:span text:style-name="T66">there is a </text:span><text:span text:style-name="T62">detritivores </text:span><text:span text:style-name="T66">channel present</text:span><text:span text:style-name="T62"> (</text:span><text:span text:style-name="T40">ref</text:span><text:span text:style-name="T67"> </text:span><text:span text:style-name="T66">Cercopia paper, and some other with detrital chanels</text:span><text:span text:style-name="T62">)</text:span><text:span text:style-name="T64">. </text:span><text:span text:style-name="T69">According to recent fidings </text:span><text:reference-mark-start text:name="ZOTERO_ITEM CSL_CITATION {&quot;citationID&quot;:&quot;1rWhhmJX&quot;,&quot;properties&quot;:{&quot;formattedCitation&quot;:&quot;(Wang et al., 2019)&quot;,&quot;plainCitation&quot;:&quot;(Wang et al., 2019)&quot;,&quot;noteIndex&quot;:0},&quot;citationItems&quot;:[{&quot;id&quot;:2995,&quot;uris&quot;:[&quot;http://zotero.org/users/1954708/items/ZK7Z9V79&quot;],&quot;uri&quot;:[&quot;http://zotero.org/users/1954708/items/ZK7Z9V79&quot;],&quot;itemData&quot;:{&quot;id&quot;:2995,&quot;type&quot;:&quot;article-journal&quot;,&quot;abstract&quot;:&quot;Intraguild predation (IGP), that is, feeding interaction between two consumers that share the same resource species, is commonly observed in natural food webs. IGP expands vertical niche space and slows down energy flows from lower to higher trophic levels, which potentially affects the diversity and dynamics of food webs. Here, we use food-web models to investigate the effects of IGP on species diversity and ecosystem functioning. We first simulate a five-species food-web module with different strengths of IGP at the herbivore and/or carnivore level. Results show that as the strength of IGP within a trophic level increases, the biomass of its resource level increases because of predation release; this increased biomass in turn alters the energy fluxes and biomass of other trophic levels. These results are then extended by subsequent simulations of more diverse food webs. As the strength of IGP increases, simulated food webs maintain (1) higher species diversity at different trophic levels, (2) higher total biomasses at different trophic levels, and (3) larger energy fluxes across trophic levels. Our results challenge the intuitive hypothesis that food-web structure should maximize the efficiency of energy transfer across trophic levels; instead, they suggest that the assembly of food webs should be governed by a balance between efficiency (of energy transfer) and persistence (i.e., the maintenance of species and biomasses). Our simulations also show that the relationship between biodiversity and ecosystem functioning (e.g., total biomass or primary production) is much stronger in the presence of IGP, reconciling the contrast from recent studies based on food-chain and food-web models. Our findings shed new light on the functional role of IGP and contribute to resolving the debate on structure, diversity and functioning in complex food webs.&quot;,&quot;container-title&quot;:&quot;Ecology&quot;,&quot;DOI&quot;:&quot;https://doi.org/10.1002/ecy.2616&quot;,&quot;ISSN&quot;:&quot;1939-9170&quot;,&quot;issue&quot;:&quot;3&quot;,&quot;language&quot;:&quot;en&quot;,&quot;note&quot;:&quot;_eprint: https://esajournals.onlinelibrary.wiley.com/doi/pdf/10.1002/ecy.2616&quot;,&quot;page&quot;:&quot;e02616&quot;,&quot;source&quot;:&quot;Wiley Online Library&quot;,&quot;title&quot;:&quot;Intraguild predation enhances biodiversity and functioning in complex food webs&quot;,&quot;volume&quot;:&quot;100&quot;,&quot;author&quot;:[{&quot;family&quot;:&quot;Wang&quot;,&quot;given&quot;:&quot;Shaopeng&quot;},{&quot;family&quot;:&quot;Brose&quot;,&quot;given&quot;:&quot;Ulrich&quot;},{&quot;family&quot;:&quot;Gravel&quot;,&quot;given&quot;:&quot;Dominique&quot;}],&quot;issued&quot;:{&quot;date-parts&quot;:[[&quot;2019&quot;]]}}}],&quot;schema&quot;:&quot;https://github.com/citation-style-language/schema/raw/master/csl-citation.json&quot;} RNDBHECwbxoPE"/><text:span text:style-name="T69">(Wang et al., 2019)</text:span><text:reference-mark-end text:name="ZOTERO_ITEM CSL_CITATION {&quot;citationID&quot;:&quot;1rWhhmJX&quot;,&quot;properties&quot;:{&quot;formattedCitation&quot;:&quot;(Wang et al., 2019)&quot;,&quot;plainCitation&quot;:&quot;(Wang et al., 2019)&quot;,&quot;noteIndex&quot;:0},&quot;citationItems&quot;:[{&quot;id&quot;:2995,&quot;uris&quot;:[&quot;http://zotero.org/users/1954708/items/ZK7Z9V79&quot;],&quot;uri&quot;:[&quot;http://zotero.org/users/1954708/items/ZK7Z9V79&quot;],&quot;itemData&quot;:{&quot;id&quot;:2995,&quot;type&quot;:&quot;article-journal&quot;,&quot;abstract&quot;:&quot;Intraguild predation (IGP), that is, feeding interaction between two consumers that share the same resource species, is commonly observed in natural food webs. IGP expands vertical niche space and slows down energy flows from lower to higher trophic levels, which potentially affects the diversity and dynamics of food webs. Here, we use food-web models to investigate the effects of IGP on species diversity and ecosystem functioning. We first simulate a five-species food-web module with different strengths of IGP at the herbivore and/or carnivore level. Results show that as the strength of IGP within a trophic level increases, the biomass of its resource level increases because of predation release; this increased biomass in turn alters the energy fluxes and biomass of other trophic levels. These results are then extended by subsequent simulations of more diverse food webs. As the strength of IGP increases, simulated food webs maintain (1) higher species diversity at different trophic levels, (2) higher total biomasses at different trophic levels, and (3) larger energy fluxes across trophic levels. Our results challenge the intuitive hypothesis that food-web structure should maximize the efficiency of energy transfer across trophic levels; instead, they suggest that the assembly of food webs should be governed by a balance between efficiency (of energy transfer) and persistence (i.e., the maintenance of species and biomasses). Our simulations also show that the relationship between biodiversity and ecosystem functioning (e.g., total biomass or primary production) is much stronger in the presence of IGP, reconciling the contrast from recent studies based on food-chain and food-web models. Our findings shed new light on the functional role of IGP and contribute to resolving the debate on structure, diversity and functioning in complex food webs.&quot;,&quot;container-title&quot;:&quot;Ecology&quot;,&quot;DOI&quot;:&quot;https://doi.org/10.1002/ecy.2616&quot;,&quot;ISSN&quot;:&quot;1939-9170&quot;,&quot;issue&quot;:&quot;3&quot;,&quot;language&quot;:&quot;en&quot;,&quot;note&quot;:&quot;_eprint: https://esajournals.onlinelibrary.wiley.com/doi/pdf/10.1002/ecy.2616&quot;,&quot;page&quot;:&quot;e02616&quot;,&quot;source&quot;:&quot;Wiley Online Library&quot;,&quot;title&quot;:&quot;Intraguild predation enhances biodiversity and functioning in complex food webs&quot;,&quot;volume&quot;:&quot;100&quot;,&quot;author&quot;:[{&quot;family&quot;:&quot;Wang&quot;,&quot;given&quot;:&quot;Shaopeng&quot;},{&quot;family&quot;:&quot;Brose&quot;,&quot;given&quot;:&quot;Ulrich&quot;},{&quot;family&quot;:&quot;Gravel&quot;,&quot;given&quot;:&quot;Dominique&quot;}],&quot;issued&quot;:{&quot;date-parts&quot;:[[&quot;2019&quot;]]}}}],&quot;schema&quot;:&quot;https://github.com/citation-style-language/schema/raw/master/csl-citation.json&quot;} RNDBHECwbxoPE"/><text:span text:style-name="T62"> </text:span><text:span text:style-name="T69">we found some evidence for increased diversity in herbivore guild. </text:span></text:p>
      <text:p text:style-name="P12"><text:span text:style-name="T15"/></text:p>
      <text:p text:style-name="P15"><text:span text:style-name="T15">E</text:span><text:span text:style-name="T12">xplain correlation Mottl...</text:span></text:p>
      <text:p text:style-name="P12"><text:span text:style-name="T15"/></text:p>
      <text:p text:style-name="P14"><text:span text:style-name="T15">H</text:span><text:span text:style-name="T12">owever?, </text:span><text:span text:style-name="T25">Why would </text:span><text:span text:style-name="T27">we </text:span><text:span text:style-name="T25">expect stronger trophic cascades? </text:span><text:span text:style-name="T26">The Exploitation Ecosystem Hypothesis</text:span><text:span text:style-name="T18">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text:span><text:reference-mark-start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span text:style-name="T20">(Welti et al., 2020)</text:span><text:reference-mark-end text:name="ZOTERO_ITEM CSL_CITATION {&quot;citationID&quot;:&quot;1zHWVrnD&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c7J0slLgA"/></text:p>
      <text:p text:style-name="P12"><text:span text:style-name="T15"/></text:p>
      <text:p text:style-name="P13"><text:span text:style-name="T15">Weak effects might be also related to the t</text:span><text:span text:style-name="T13">op predator behaviour. </text:span><text:span text:style-name="T14">It has been long known t</text:span><text:span text:style-name="T19">hat birds recognize the structure rather than type of the vegetation </text:span><text:reference-mark-start text:name="ZOTERO_ITEM CSL_CITATION {&quot;citationID&quot;:&quot;JIuLBrUK&quot;,&quot;properties&quot;:{&quot;formattedCitation&quot;:&quot;(MacArthur and MacArthur, 1961)&quot;,&quot;plainCitation&quot;:&quot;(MacArthur and MacArthur, 1961)&quot;,&quot;noteIndex&quot;:0},&quot;citationItems&quot;:[{&quot;id&quot;:3005,&quot;uris&quot;:[&quot;http://zotero.org/users/1954708/items/MR59G2V4&quot;],&quot;uri&quot;:[&quot;http://zotero.org/users/1954708/items/MR59G2V4&quot;],&quot;itemData&quot;:{&quot;id&quot;:3005,&quot;type&quot;:&quot;article-journal&quot;,&quot;container-title&quot;:&quot;Ecology&quot;,&quot;DOI&quot;:&quot;10.2307/1932254&quot;,&quot;ISSN&quot;:&quot;0012-9658&quot;,&quot;issue&quot;:&quot;3&quot;,&quot;note&quot;:&quot;publisher: Ecological Society of America&quot;,&quot;page&quot;:&quot;594-598&quot;,&quot;source&quot;:&quot;JSTOR&quot;,&quot;title&quot;:&quot;On Bird Species Diversity&quot;,&quot;volume&quot;:&quot;42&quot;,&quot;author&quot;:[{&quot;family&quot;:&quot;MacArthur&quot;,&quot;given&quot;:&quot;Robert H.&quot;},{&quot;family&quot;:&quot;MacArthur&quot;,&quot;given&quot;:&quot;John W.&quot;}],&quot;issued&quot;:{&quot;date-parts&quot;:[[&quot;1961&quot;]]}}}],&quot;schema&quot;:&quot;https://github.com/citation-style-language/schema/raw/master/csl-citation.json&quot;} RNDTiwnG212ls"/><text:span text:style-name="T19">(MacArthur and MacArthur, 1961)</text:span><text:reference-mark-end text:name="ZOTERO_ITEM CSL_CITATION {&quot;citationID&quot;:&quot;JIuLBrUK&quot;,&quot;properties&quot;:{&quot;formattedCitation&quot;:&quot;(MacArthur and MacArthur, 1961)&quot;,&quot;plainCitation&quot;:&quot;(MacArthur and MacArthur, 1961)&quot;,&quot;noteIndex&quot;:0},&quot;citationItems&quot;:[{&quot;id&quot;:3005,&quot;uris&quot;:[&quot;http://zotero.org/users/1954708/items/MR59G2V4&quot;],&quot;uri&quot;:[&quot;http://zotero.org/users/1954708/items/MR59G2V4&quot;],&quot;itemData&quot;:{&quot;id&quot;:3005,&quot;type&quot;:&quot;article-journal&quot;,&quot;container-title&quot;:&quot;Ecology&quot;,&quot;DOI&quot;:&quot;10.2307/1932254&quot;,&quot;ISSN&quot;:&quot;0012-9658&quot;,&quot;issue&quot;:&quot;3&quot;,&quot;note&quot;:&quot;publisher: Ecological Society of America&quot;,&quot;page&quot;:&quot;594-598&quot;,&quot;source&quot;:&quot;JSTOR&quot;,&quot;title&quot;:&quot;On Bird Species Diversity&quot;,&quot;volume&quot;:&quot;42&quot;,&quot;author&quot;:[{&quot;family&quot;:&quot;MacArthur&quot;,&quot;given&quot;:&quot;Robert H.&quot;},{&quot;family&quot;:&quot;MacArthur&quot;,&quot;given&quot;:&quot;John W.&quot;}],&quot;issued&quot;:{&quot;date-parts&quot;:[[&quot;1961&quot;]]}}}],&quot;schema&quot;:&quot;https://github.com/citation-style-language/schema/raw/master/csl-citation.json&quot;} RNDTiwnG212ls"/><text:span text:style-name="T19">.</text:span><text:span text:style-name="T29"> </text:span><text:span text:style-name="T30">Adding to </text:span><text:soft-page-break/><text:span text:style-name="T30">the compelxity of the system might be a</text:span><text:span text:style-name="T16"> complementary hunting behaviour in IAPs (Schmitz … ). </text:span><text:span text:style-name="T14">Thus studies of the effects of foraging traits functional diversity within predators on various trophic levels are necessary </text:span><text:span text:style-name="T17">(</text:span><text:span text:style-name="T29">Different hunting modes of predators, </text:span><text:span text:style-name="T24">abundance of intermediate predators</text:span><text:span text:style-name="T29">, </text:span><text:span text:style-name="T24">plant specificity</text:span><text:span text:style-name="T29">, </text:span><text:span text:style-name="T24">herbivores’ diet breadth</text:span><text:span text:style-name="T29"> (Singer et al. 2014).</text:span><text:span text:style-name="T17">)</text:span><text:span text:style-name="T14">. </text:span><text:span text:style-name="T31">Highly diverse herbivore communities </text:span><text:span text:style-name="T32">experience</text:span><text:span text:style-name="T33"> weaker top down effects </text:span><text:reference-mark-start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33">(Schmitz et al., 2000)</text:span><text:reference-mark-end text:name="ZOTERO_ITEM CSL_CITATION {&quot;citationID&quot;:&quot;2wnPga3W&quot;,&quot;properties&quot;:{&quot;formattedCitation&quot;:&quot;(Schmitz et al., 2000)&quot;,&quot;plainCitation&quot;:&quot;(Schmitz et al., 2000)&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schema&quot;:&quot;https://github.com/citation-style-language/schema/raw/master/csl-citation.json&quot;} RNDnN63gPwS46"/><text:span text:style-name="T33"> . </text:span><text:span text:style-name="T18">In diverse insect herbivores top down effects are stronger than bottom up (Vidal and Murphy 2017). </text:span><text:span text:style-name="T116">High species diversity in tropics was hypothesized to be indication of strong niche partitioning. However, in the tropics negative correlation between niche partitioning and diversity is not as clearly visible as in temperate region </text:span><text:reference-mark-start text:name="ZOTERO_ITEM CSL_CITATION {&quot;citationID&quot;:&quot;147eSFkz&quot;,&quot;properties&quot;:{&quot;formattedCitation&quot;:&quot;(Granot and Belmaker, 2020)&quot;,&quot;plainCitation&quot;:&quot;(Granot and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MeyXShBgCJ"/><text:span text:style-name="T116">(Granot and Belmaker, 2020)</text:span><text:reference-mark-end text:name="ZOTERO_ITEM CSL_CITATION {&quot;citationID&quot;:&quot;147eSFkz&quot;,&quot;properties&quot;:{&quot;formattedCitation&quot;:&quot;(Granot and Belmaker, 2020)&quot;,&quot;plainCitation&quot;:&quot;(Granot and Belmaker, 2020)&quot;,&quot;noteIndex&quot;:0},&quot;citationItems&quot;:[{&quot;id&quot;:2819,&quot;uris&quot;:[&quot;http://zotero.org/users/1954708/items/2BAVHQFT&quot;],&quot;uri&quot;:[&quot;http://zotero.org/users/1954708/items/2BAVHQFT&quot;],&quot;itemData&quot;:{&quot;id&quot;:2819,&quot;type&quot;:&quot;article-journal&quot;,&quot;abstract&quot;:&quot;Aim It is often assumed that species in richer sites are more specialized, but empirical studies show conflicting results. In the present study, we quantify the correlation between community-level niche breadth and richness. We contrast three mechanisms for gradients in niche breadth: climate, community assembly and nested interactions. First, the climatic stability within the tropics enables species to specialize, resulting in high richness. Under this scenario, we predict stronger richness–niche breadth correlations over larger latitudinal extents and when using environmental niche breadth measures (e.g., habitat). Second, in species-rich areas, biotic interactions drive species to specialize. This may yield richness–niche breadth correlations regardless of the latitudinal extent and the type of niche breadth measure examined, whether environmental or functional (e.g., diet). Third, increased richness intensifies interactions between extreme specialists and generalists. Here, we predict stronger richness–niche breadth correlations when using functional niche breadth measures. Location Global. Time period 1973–2018. Major taxa studied Many taxa. Methods We conducted a meta-analysis, with the effect size estimated as the correlation between richness and community-averaged niche breadth extracted from each study. We also examined how these correlations depend on the niche breadth measure used (environmental or functional), scale (grain and latitudinal extent), ecosystem and taxa. Results We found a strong negative correlation between richness and niche breadth, and overall, a non-significant correlation between latitude and niche breadth. The richness–niche breadth correlation was independent of the niche breadth measure used (environmental or functional). Scale, ecosystem and taxa had little effect on the strength of the correlation. Main conclusions We confirm that species in richer sites, but not necessarily in the tropics, are more specialized. This finding is not dependent on scale or on the type of niche breadth measure used. These results suggest that high richness drives community-level specialization, and thus community assembly is likely to be the major driver of niche breadth rather than climatic gradients shaping both niche breadth and richness.&quot;,&quot;container-title&quot;:&quot;Global Ecology and Biogeography&quot;,&quot;DOI&quot;:&quot;https://doi.org/10.1111/geb.13011&quot;,&quot;ISSN&quot;:&quot;1466-8238&quot;,&quot;issue&quot;:&quot;1&quot;,&quot;language&quot;:&quot;en&quot;,&quot;note&quot;:&quot;_eprint: https://onlinelibrary.wiley.com/doi/pdf/10.1111/geb.13011&quot;,&quot;page&quot;:&quot;159-170&quot;,&quot;source&quot;:&quot;Wiley Online Library&quot;,&quot;title&quot;:&quot;Niche breadth and species richness: Correlation strength, scale and mechanisms&quot;,&quot;title-short&quot;:&quot;Niche breadth and species richness&quot;,&quot;volume&quot;:&quot;29&quot;,&quot;author&quot;:[{&quot;family&quot;:&quot;Granot&quot;,&quot;given&quot;:&quot;Itai&quot;},{&quot;family&quot;:&quot;Belmaker&quot;,&quot;given&quot;:&quot;Jonathan&quot;}],&quot;issued&quot;:{&quot;date-parts&quot;:[[&quot;2020&quot;]]}}}],&quot;schema&quot;:&quot;https://github.com/citation-style-language/schema/raw/master/csl-citation.json&quot;} RNDMeyXShBgCJ"/><text:span text:style-name="T116">. In that case network modularity should increase in interaction networks (for that subset of herbivores) </text:span><text:reference-mark-start text:name="ZOTERO_ITEM CSL_CITATION {&quot;citationID&quot;:&quot;aw2RwEFG&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AEKw9ndopv"/><text:span text:style-name="T116">(Augustyn et al., 2016)</text:span><text:reference-mark-end text:name="ZOTERO_ITEM CSL_CITATION {&quot;citationID&quot;:&quot;aw2RwEFG&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AEKw9ndopv"/><text:span text:style-name="T116"> </text:span><text:span text:style-name="T117">as we observed in our study. </text:span><text:span text:style-name="T120">This might be an indication of the </text:span><text:span text:style-name="T118">Enemy free </text:span><text:span text:style-name="T120">space.</text:span><text:span text:style-name="T118"> </text:span><text:span text:style-name="T120">I</text:span><text:span text:style-name="T118">n </text:span><text:span text:style-name="T120">the </text:span><text:span text:style-name="T118">tropics </text:span><text:span text:style-name="T120">EFS </text:span><text:span text:style-name="T118">was </text:span><text:span text:style-name="T119">doubtful</text:span><text:span text:style-name="T118"> at least for Ficus </text:span><text:reference-mark-start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18">(Novotny et al., 1999)</text:span><text:reference-mark-end text:name="ZOTERO_ITEM CSL_CITATION {&quot;citationID&quot;:&quot;q8qvc4oP&quot;,&quot;properties&quot;:{&quot;formattedCitation&quot;:&quot;(Novotny et al., 1999)&quot;,&quot;plainCitation&quot;:&quot;(Novotny et al., 1999)&quot;,&quot;noteIndex&quot;:0},&quot;citationItems&quot;:[{&quot;id&quot;:2790,&quot;uris&quot;:[&quot;http://zotero.org/users/1954708/items/ZGRUZQC7&quot;],&quot;uri&quot;:[&quot;http://zotero.org/users/1954708/items/ZGRUZQC7&quot;],&quot;itemData&quot;:{&quot;id&quot;:2790,&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1NSTvbwULt"/><text:span text:style-name="T118">. </text:span><text:span text:style-name="T117">For example (EFH) [</text:span><text:span text:style-name="T122">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17">] , suggests, that the </text:span><text:span text:style-name="T121">network generality should be reduced</text:span><text:span text:style-name="T117">, as </text:span><text:span text:style-name="T121">species would not explore full range of their habitat domain</text:span><text:span text:style-name="T117">, and would be forced to feed on least preferred hosts (Schmitz). </text:span></text:p>
      <text:p text:style-name="P17">However, in our study w<text:span text:style-name="T124">e collected data on putative interaction</text:span><text:span text:style-name="T123">s </text:span><text:span text:style-name="T124">and this might not reflect real feeding interactions.</text:span></text:p>
      <text:p text:style-name="P16"/>
      <text:p text:style-name="P16"><text:span text:style-name="T134">Increase of arthropod abundance in the exclosure </text:span>might <text:span text:style-name="T134">not be present</text:span> because of compensating effects <text:span text:style-name="T134">of colonization</text:span>. <text:span text:style-name="T134">Because birds can feed preferentially on specific group of insects (Karp and Dailey 2014) w</text:span>hichever <text:span text:style-name="T134">arthropod guilds are un-</text:span>affected by predators may freely colonize. <text:span text:style-name="T134">S</text:span>eems like the upper limit of abundance is only limited by the availability of the plant biomass in a mass action fashion (linear relationship between palatable plant parts and herbivore abundance/biomass <text:span text:style-name="T133">(</text:span><text:span text:style-name="T129">ref</text:span><text:span text:style-name="T133">). </text:span></text:p>
      <text:p text:style-name="P11"/>
      <text:p text:style-name="P25"><text:span text:style-name="T79">L</text:span><text:span text:style-name="T73">ack </text:span><text:span text:style-name="T79">of herbivore </text:span><text:span text:style-name="T73">abundance reduction with simulatneous increase in biomass in the exclosure wight be related to the compensating effect of</text:span><text:span text:style-name="T72"> body size shifts within th</text:span><text:span text:style-name="T74">e</text:span><text:span text:style-name="T72"> communit</text:span><text:span text:style-name="T75">y. </text:span><text:span text:style-name="T57">Compensation by body size and diet shifts. </text:span><text:span text:style-name="T76">S</text:span><text:span text:style-name="T77">ize class might be important</text:span><text:span text:style-name="T71"> </text:span><text:span text:style-name="T78">(</text:span><text:span text:style-name="T71">Ritchie and Johnson </text:span><text:span text:style-name="T77">2009</text:span><text:span text:style-name="T78">)</text:span><text:span text:style-name="T71">. </text:span><text:span text:style-name="T79">We found shifts in species size distributions for aranea and orthoptera. Orthopera had some largest herbivorous species </text:span><text:span text:style-name="T80">and were not affected by exclosure. However in exclosure they grew bigger. Maybe because of newcomers of larger body size (if there was high turnover in species composition in that grop then RDA would not capture any effect there). </text:span><text:span text:style-name="T81">Whereas coleoptera were most abundant.</text:span><text:span text:style-name="T82">Second w</text:span><text:span text:style-name="T83">e found significant shift in body size of species of Aranea and Orthoptera. </text:span><text:span text:style-name="T84">However in case of orthoptera variation was huge. </text:span><text:span text:style-name="T85">Could this be a reason for a low impact? </text:span><text:span text:style-name="T110">[body sizes of herbivorous guilds – correlate body sizes with log ratio]</text:span><text:span text:style-name="T86">. </text:span><text:span text:style-name="T87">S</text:span><text:span text:style-name="T88">maller herbivores (chewers) have lower abilities to digest and assimilate low quality food. This results in higher mortality rates. They have higher foraging effort and thus hig</text:span><text:span text:style-name="T89">h</text:span><text:span text:style-name="T88">er growth rates). </text:span></text:p>
      <text:p text:style-name="P23"/>
      <text:p text:style-name="P26"><text:span text:style-name="T90">Effects were present, but were probably smaller than expected. </text:span><text:span text:style-name="T88">F</text:span><text:span text:style-name="T52">inally simply these effect might not be detected due to small sample size </text:span><text:span text:style-name="T90">[</text:span><text:span text:style-name="T111">perform power analysis</text:span><text:span text:style-name="T90">]. The expected effect sizes of 1 – 0.38 and 1-0.39 for IAPs and herbivores respectively <text:s/>were easily (hopefully) detected with already xxx blocks. With our set up with the power of 80% we were be able to detect effects of the order of xxx reduction in herbivores, IAPs and plants which givers us the maximum limit for the effect in our system. </text:span></text:p>
      <text:p text:style-name="P19"/>
      <text:p text:style-name="P2">In our experiment specialists didn’t perform better than generalist. Previously Bosc found this effect to be true, however used ordination as a proxy for performance. In our opinion using log ratios is more powerfull, because low abundance species or species not showing any patterns will group near the center of a ordination space. Thus independently of their diet breadth they will be interpreted as low impact. <text:span text:style-name="T28">The TTI hypothesis predicts that dietary specialist herbivores (as compared to generalists) </text:span><text:soft-page-break/><text:span text:style-name="T28">should escape predators and be competitively dominant due to faster growth rates, and that such differences should be greater on low quality (as compared to high quality) host plants.] - but fails to predict coexistence of generalists and specialist herbivores on the same host plants (which seems to be common). </text:span><text:span text:style-name="T29">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span></text:p>
      <text:p text:style-name="P8"/>
      <text:p text:style-name="P4"><text:span text:style-name="T8">T</text:span><text:span text:style-name="T6">here was no general shift in the diet of herbivorous guilds and the response might be more species-specific. This might be supported by the fact that we found that generalists were <text:s/>shifting their diets (these species had higher BC dissimilarity between control and exclosure plot).</text:span><text:span text:style-name="T7"> </text:span></text:p>
      <text:p text:style-name="P18"/>
      <text:p text:style-name="P5"><text:span text:style-name="T23">P</text:span><text:span text:style-name="T21">lants can </text:span><text:span text:style-name="T22">compensat</text:span><text:span text:style-name="T21">e</text:span><text:span text:style-name="T4"> for h</text:span><text:span text:style-name="T5">erbivore </text:span><text:span text:style-name="T4">damage by increasing their growth</text:span><text:span text:style-name="T5">. </text:span><text:span text:style-name="T3">Plant damage generally shows a stronger response to bird and bat exclusion than leaf biomass</text:span><text:span text:style-name="T112">, plant growth, or reproductive output </text:span><text:reference-mark-start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112">(Maas et al., 2016) </text:span><text:span text:style-name="T9">and </text:span><text:reference-mark-end text:name="ZOTERO_ITEM CSL_CITATION {&quot;citationID&quot;:&quot;l13E804S&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2Q4zGxqTGD"/><text:span text:style-name="T113">trophic cascades may weaken as plants mature (Boege &amp; Marquis, 2006). </text:span><text:span text:style-name="T10">Previously however we showed that increased it might be the case in our study system. </text:span><text:span text:style-name="T11">However it was not addressed directly.</text:span></text:p>
      <text:p text:style-name="P9"/>
      <text:p text:style-name="P22"><text:span text:style-name="T35">Mechanistic theory of food chain tells us </text:span><text:span text:style-name="T36">that </text:span><text:span text:style-name="T35">positive effect of predators on herbivores will occur if herbivores are</text:span><text:span text:style-name="T36"> limited by relative food shortage (dependent on their abilities to assimilate plant tissue) </text:span><text:span text:style-name="T35">as opposed to absolute resource limitation (herbivores can eat all they want but the supply is fixed and limited)</text:span><text:span text:style-name="T37">. </text:span><text:span text:style-name="T38">Even though early successional plants rarely have strong structural defences they might be protected by secondary metabolites. D</text:span><text:span text:style-name="T37">efenses reduce the amount of biomass that can be eaten by </text:span><text:span text:style-name="T38">individual </text:span><text:span text:style-name="T37">herbivores, because they need to maintain low concentration of toxins (citation…) - conversion efficiency. </text:span><text:span text:style-name="T38">However if herbivores are abundant then leaf damage can accumulate.</text:span></text:p>
      <text:p text:style-name="P6"/>
      <text:p text:style-name="P21"><text:span text:style-name="T126">If TTI operate in complex communities top-down and cascading effects of the top and intermediate predators should be able to affect plant herbivore i</text:span><text:span text:style-name="T115">nteraction networks</text:span><text:span text:style-name="T34">. </text:span><text:span text:style-name="T126">Bosc et al. (2018) studied the effects of apex predators on top-down and cascading effects on diverse herbivore community and showed s</text:span><text:span text:style-name="T127">t</text:span><text:span text:style-name="T126">rong effect of insectivorous birds on spiders. There was no overall effect on herbivore abundance. There was some evidence for EFS hypothesis where specialists were less affected by top predators than generalist. </text:span><text:span text:style-name="T34">However, because of the difficulties in estimating diet breadth (inferred from co-occurence of plants and herbivores) it didn’t provide strong support for EFS hypothesis presented there. </text:span><text:span text:style-name="T126">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21"><text:span text:style-name="T126"/></text:p>
      <text:p text:style-name="P24"><text:span text:style-name="T126">G</text:span><text:span text:style-name="T125">enearly higher specialization in empirical networks in the tropics (redmond...)</text:span></text:p>
      <text:p text:style-name="P21"><text:span text:style-name="T126"/></text:p>
      <text:p text:style-name="P21"><text:span text:style-name="T130">Small scale – higher effects of predators (Bommarco and Banks 2003)</text:span><text:span text:style-name="T126"> </text:span></text:p>
      <text:p text:style-name="P7"/>
      <text:p text:style-name="P27">There should be also evaluation of individual chains/communities (basically just individual plant species). And how it <text:span text:style-name="T131">contributes</text:span> to a general lack of effect. Variability of effects in these individual chains. <text:span text:style-name="T132">Our ability to stydy separate food communities was limited by high variability in plant community composition. We could not directly compare chains because a given plant species in the control was missing from the treatment within studied block. However we were able to study some of these patterns generally. First we evaluated that there was no specialization – performance relationship in herbivores in any comparable plant species (Fig. 4).</text:span></text:p>
      <text:p text:style-name="P27"><text:soft-page-break/></text:p>
      <text:p text:style-name="P28">In conclusion, there is an need for more systematic studies of tropical systems involving detritus and underground communities combined with behavioural studies of the top predators and plant species manipulations <text:span text:style-name="T135">and bottom-up effects, and higher resolution of herbiovre and IGP guild assignments coupled with body sizes [</text:span><text:span text:style-name="T114">… more</text:span><text:span text:style-name="T1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Label_20_4" style:display-name="ListLabel 4"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4:35:28.031526571</meta:creation-date>
    <dc:date>2021-01-06T14:05:02.800934434</dc:date>
    <meta:editing-duration>P2DT12H11M44S</meta:editing-duration>
    <meta:editing-cycles>182</meta:editing-cycles>
    <meta:generator>LibreOffice/6.1.6.3$Linux_X86_64 LibreOffice_project/10$Build-3</meta:generator>
    <meta:document-statistic meta:table-count="0" meta:image-count="0" meta:object-count="0" meta:page-count="4" meta:paragraph-count="23" meta:word-count="1884" meta:character-count="12330" meta:non-whitespace-character-count="10452"/>
    <meta:user-defined meta:name="ZOTERO_PREF_1">&lt;data data-version="3" zotero-version="5.0.94"&gt;&lt;session id="g1Vu1gIw"/&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office:meta>
</office:document-meta>
</file>